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4000000911E3802DE4A1861D3.png" manifest:media-type="image/png"/>
  <manifest:file-entry manifest:full-path="Pictures/10000201000002BB0000005D2331F51CB7C53178.png" manifest:media-type="image/png"/>
  <manifest:file-entry manifest:full-path="Pictures/10000201000001C5000001F715CBB81E3786EBF9.png" manifest:media-type="image/png"/>
  <manifest:file-entry manifest:full-path="Pictures/10000201000001B6000000D8ED003FFF1445BB18.png" manifest:media-type="image/png"/>
  <manifest:file-entry manifest:full-path="Pictures/1000020100000040000000404DF4EB71778D6DA9.png" manifest:media-type="image/png"/>
  <manifest:file-entry manifest:full-path="Pictures/10000201000002CC000000D5F922EC86BFD4E8BB.png" manifest:media-type="image/png"/>
  <manifest:file-entry manifest:full-path="Pictures/1000020100000314000000DCA328EA4B7E63C199.png" manifest:media-type="image/png"/>
  <manifest:file-entry manifest:full-path="Pictures/100002010000031E000000DA41E7BEC192C630C0.png" manifest:media-type="image/png"/>
  <manifest:file-entry manifest:full-path="Pictures/100002010000027F0000007EC4A5CECB32CC4F5A.png" manifest:media-type="image/png"/>
  <manifest:file-entry manifest:full-path="Pictures/10000201000003230000007F31439B37C52EE5B1.png" manifest:media-type="image/png"/>
  <manifest:file-entry manifest:full-path="Pictures/100002010000025A0000012061B00CC45A078D21.png" manifest:media-type="image/png"/>
  <manifest:file-entry manifest:full-path="Pictures/1000020100000234000000BB06C239FF6BF7361E.png" manifest:media-type="image/png"/>
  <manifest:file-entry manifest:full-path="Pictures/10000201000001D1000000B651803C70815DC761.png" manifest:media-type="image/png"/>
  <manifest:file-entry manifest:full-path="Pictures/10000201000005560000029034C9914761B7CEC9.png" manifest:media-type="image/png"/>
  <manifest:file-entry manifest:full-path="Pictures/10000201000001B3000000EC845C51B736FD79D5.png" manifest:media-type="image/png"/>
  <manifest:file-entry manifest:full-path="Pictures/100002010000027500000156A6B26C1CC17D65D0.png" manifest:media-type="image/png"/>
  <manifest:file-entry manifest:full-path="Pictures/10000201000000D5000000E10989BA81496610E0.png" manifest:media-type="image/png"/>
  <manifest:file-entry manifest:full-path="Pictures/100002010000018900000162E4A0BAB5FE8506DE.png" manifest:media-type="image/png"/>
  <manifest:file-entry manifest:full-path="Pictures/1000020100000201000000E26B593FB29B4CF91A.png" manifest:media-type="image/png"/>
  <manifest:file-entry manifest:full-path="Pictures/10000201000001BC000002D66D3683504A5AEC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32c38" officeooo:paragraph-rsid="00a32c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93ec4" officeooo:paragraph-rsid="00a93ec4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fa269" officeooo:paragraph-rsid="009fa26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officeooo:paragraph-rsid="008dbf5e"/>
    </style:style>
    <style:style style:name="P21" style:family="paragraph" style:parent-style-name="Text_20_body">
      <style:text-properties officeooo:rsid="00cb4e0c" officeooo:paragraph-rsid="00cb4e0c"/>
    </style:style>
    <style:style style:name="P22" style:family="paragraph" style:parent-style-name="Text_20_body">
      <style:text-properties style:font-name="Abyssinica SIL" fo:font-size="12pt" style:font-size-asian="12pt" style:font-size-complex="12pt"/>
    </style:style>
    <style:style style:name="P23" style:family="paragraph" style:parent-style-name="Text_20_body">
      <style:text-properties style:font-name="Abyssinica SIL" fo:font-size="12pt" officeooo:rsid="00cb4e0c" officeooo:paragraph-rsid="00cb4e0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004fa629"/>
    </style:style>
    <style:style style:name="P25" style:family="paragraph" style:parent-style-name="Standard">
      <style:paragraph-properties fo:text-align="center" style:justify-single-word="false"/>
      <style:text-properties officeooo:paragraph-rsid="005b80e1"/>
    </style:style>
    <style:style style:name="P26" style:family="paragraph" style:parent-style-name="Standard">
      <style:paragraph-properties fo:text-align="center" style:justify-single-word="false"/>
      <style:text-properties officeooo:paragraph-rsid="00b951d0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d388f" officeooo:paragraph-rsid="009d388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fb4b0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a14a07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98e45a" officeooo:paragraph-rsid="0098e45a" fo:background-color="transparent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7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8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9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10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7c02de" officeooo:paragraph-rsid="0092b0c7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11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officeooo:paragraph-rsid="003b6a22"/>
    </style:style>
    <style:style style:name="P114" style:family="paragraph" style:parent-style-name="Standard">
      <style:paragraph-properties fo:text-align="justify" style:justify-single-word="false"/>
      <style:text-properties officeooo:paragraph-rsid="005a8e15"/>
    </style:style>
    <style:style style:name="P115" style:family="paragraph" style:parent-style-name="Standard">
      <style:paragraph-properties fo:text-align="justify" style:justify-single-word="false"/>
      <style:text-properties officeooo:paragraph-rsid="0062163b"/>
    </style:style>
    <style:style style:name="P116" style:family="paragraph" style:parent-style-name="Standard">
      <style:paragraph-properties fo:text-align="justify" style:justify-single-word="false"/>
      <style:text-properties officeooo:paragraph-rsid="007552e0"/>
    </style:style>
    <style:style style:name="P117" style:family="paragraph" style:parent-style-name="Standard">
      <style:paragraph-properties fo:text-align="justify" style:justify-single-word="false"/>
      <style:text-properties officeooo:paragraph-rsid="00760571"/>
    </style:style>
    <style:style style:name="P118" style:family="paragraph" style:parent-style-name="Standard">
      <style:paragraph-properties fo:text-align="justify" style:justify-single-word="false"/>
      <style:text-properties officeooo:paragraph-rsid="00872775"/>
    </style:style>
    <style:style style:name="P119" style:family="paragraph" style:parent-style-name="Standard">
      <style:paragraph-properties fo:text-align="justify" style:justify-single-word="false"/>
      <style:text-properties officeooo:paragraph-rsid="0088a98d"/>
    </style:style>
    <style:style style:name="P120" style:family="paragraph" style:parent-style-name="Standard">
      <style:paragraph-properties fo:text-align="justify" style:justify-single-word="false"/>
      <style:text-properties officeooo:paragraph-rsid="009fb4b0"/>
    </style:style>
    <style:style style:name="P121" style:family="paragraph" style:parent-style-name="Standard">
      <style:paragraph-properties fo:text-align="justify" style:justify-single-word="false"/>
      <style:text-properties officeooo:paragraph-rsid="00a14a07"/>
    </style:style>
    <style:style style:name="P122" style:family="paragraph" style:parent-style-name="Standard">
      <style:paragraph-properties fo:text-align="justify" style:justify-single-word="false"/>
      <style:text-properties officeooo:paragraph-rsid="00a88a37"/>
    </style:style>
    <style:style style:name="P123" style:family="paragraph" style:parent-style-name="Standard">
      <style:paragraph-properties fo:text-align="justify" style:justify-single-word="false"/>
      <style:text-properties officeooo:paragraph-rsid="00acf534"/>
    </style:style>
    <style:style style:name="P124" style:family="paragraph" style:parent-style-name="Standard">
      <style:paragraph-properties fo:text-align="justify" style:justify-single-word="false"/>
      <style:text-properties officeooo:paragraph-rsid="00be5a76"/>
    </style:style>
    <style:style style:name="P125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126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127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128" style:family="paragraph" style:parent-style-name="Standard">
      <style:paragraph-properties fo:text-align="end" style:justify-single-word="false"/>
      <style:text-properties style:font-name="Abyssinica SIL1" fo:font-size="10pt" officeooo:paragraph-rsid="00af2315" style:font-size-asian="10pt" style:font-name-complex="Abyssinica SIL2" style:font-size-complex="10pt"/>
    </style:style>
    <style:style style:name="P129" style:family="paragraph" style:parent-style-name="Standard">
      <style:paragraph-properties fo:text-align="end" style:justify-single-word="false"/>
      <style:text-properties style:font-name="Abyssinica SIL1" fo:font-size="10pt" officeooo:paragraph-rsid="00b951d0" style:font-size-asian="10pt" style:font-name-complex="Abyssinica SIL2" style:font-size-complex="10pt"/>
    </style:style>
    <style:style style:name="P130" style:family="paragraph" style:parent-style-name="Standard">
      <style:paragraph-properties fo:text-align="end" style:justify-single-word="false"/>
      <style:text-properties style:font-name="Abyssinica SIL1" fo:font-size="10pt" officeooo:paragraph-rsid="00c7060d" style:font-size-asian="10pt" style:font-name-complex="Abyssinica SIL2" style:font-size-complex="10pt"/>
    </style:style>
    <style:style style:name="P131" style:family="paragraph" style:parent-style-name="Standard">
      <style:paragraph-properties fo:text-align="end" style:justify-single-word="false"/>
      <style:text-properties style:font-name="Abyssinica SIL1" fo:font-size="10pt" officeooo:paragraph-rsid="00d21cc9" style:font-size-asian="10pt" style:font-name-complex="Abyssinica SIL2" style:font-size-complex="10pt"/>
    </style:style>
    <style:style style:name="P132" style:family="paragraph" style:parent-style-name="Standard">
      <style:paragraph-properties fo:text-align="end" style:justify-single-word="false"/>
      <style:text-properties style:font-name="Abyssinica SIL1" fo:font-size="10pt" officeooo:paragraph-rsid="00e258a3" style:font-size-asian="10pt" style:font-name-complex="Abyssinica SIL2" style:font-size-complex="10pt"/>
    </style:style>
    <style:style style:name="P133" style:family="paragraph" style:parent-style-name="Standard">
      <style:paragraph-properties fo:text-align="end" style:justify-single-word="false"/>
    </style:style>
    <style:style style:name="P134" style:family="paragraph" style:parent-style-name="Standard">
      <style:paragraph-properties fo:text-align="end" style:justify-single-word="false"/>
      <style:text-properties officeooo:paragraph-rsid="004202d9"/>
    </style:style>
    <style:style style:name="P135" style:family="paragraph" style:parent-style-name="Standard">
      <style:paragraph-properties fo:text-align="end" style:justify-single-word="false"/>
      <style:text-properties officeooo:paragraph-rsid="0045ab0f"/>
    </style:style>
    <style:style style:name="P136" style:family="paragraph" style:parent-style-name="Standard">
      <style:paragraph-properties fo:text-align="end" style:justify-single-word="false"/>
      <style:text-properties officeooo:paragraph-rsid="004dcf7e"/>
    </style:style>
    <style:style style:name="P137" style:family="paragraph" style:parent-style-name="Standard">
      <style:paragraph-properties fo:text-align="end" style:justify-single-word="false"/>
      <style:text-properties officeooo:paragraph-rsid="0055829a"/>
    </style:style>
    <style:style style:name="P138" style:family="paragraph" style:parent-style-name="Standard">
      <style:paragraph-properties fo:text-align="end" style:justify-single-word="false"/>
      <style:text-properties officeooo:paragraph-rsid="006569e7"/>
    </style:style>
    <style:style style:name="P139" style:family="paragraph" style:parent-style-name="Standard">
      <style:paragraph-properties fo:text-align="end" style:justify-single-word="false"/>
      <style:text-properties officeooo:paragraph-rsid="0077bc4c"/>
    </style:style>
    <style:style style:name="P140" style:family="paragraph" style:parent-style-name="Standard">
      <style:paragraph-properties fo:text-align="end" style:justify-single-word="false"/>
      <style:text-properties officeooo:paragraph-rsid="007c02de"/>
    </style:style>
    <style:style style:name="P141" style:family="paragraph" style:parent-style-name="Standard">
      <style:paragraph-properties fo:text-align="end" style:justify-single-word="false"/>
      <style:text-properties officeooo:paragraph-rsid="0090f74e"/>
    </style:style>
    <style:style style:name="P142" style:family="paragraph" style:parent-style-name="Standard">
      <style:paragraph-properties fo:text-align="end" style:justify-single-word="false"/>
      <style:text-properties officeooo:paragraph-rsid="0092b0c7"/>
    </style:style>
    <style:style style:name="P143" style:family="paragraph" style:parent-style-name="Standard">
      <style:paragraph-properties fo:text-align="end" style:justify-single-word="false"/>
      <style:text-properties officeooo:paragraph-rsid="00af2315"/>
    </style:style>
    <style:style style:name="P144" style:family="paragraph" style:parent-style-name="Standard">
      <style:paragraph-properties fo:text-align="end" style:justify-single-word="false"/>
      <style:text-properties officeooo:paragraph-rsid="009fa269"/>
    </style:style>
    <style:style style:name="P145" style:family="paragraph" style:parent-style-name="Standard">
      <style:paragraph-properties fo:text-align="end" style:justify-single-word="false"/>
      <style:text-properties officeooo:paragraph-rsid="00b951d0"/>
    </style:style>
    <style:style style:name="P146" style:family="paragraph" style:parent-style-name="Standard">
      <style:paragraph-properties fo:text-align="end" style:justify-single-word="false"/>
      <style:text-properties officeooo:paragraph-rsid="00c7060d"/>
    </style:style>
    <style:style style:name="P147" style:family="paragraph" style:parent-style-name="Standard">
      <style:paragraph-properties fo:text-align="end" style:justify-single-word="false"/>
      <style:text-properties officeooo:paragraph-rsid="00d21cc9"/>
    </style:style>
    <style:style style:name="P148" style:family="paragraph" style:parent-style-name="Standard">
      <style:paragraph-properties fo:text-align="end" style:justify-single-word="false"/>
      <style:text-properties officeooo:paragraph-rsid="00e258a3"/>
    </style:style>
    <style:style style:name="P14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3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4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5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6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0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8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9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af2315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af97fe" officeooo:paragraph-rsid="00af97f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37c72" officeooo:paragraph-rsid="00b37c7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951d0" officeooo:paragraph-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1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0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b1a0df" officeooo:paragraph-rsid="00b1a0df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0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20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26ddf" officeooo:paragraph-rsid="00b26ddf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35b60" officeooo:paragraph-rsid="00b35b6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49388" officeooo:paragraph-rsid="00b49388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8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951d0" officeooo:paragraph-rsid="00b951d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9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c6c97" officeooo:paragraph-rsid="00bc6c97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10" style:family="paragraph" style:parent-style-name="Standard">
      <style:paragraph-properties fo:text-align="center" style:justify-single-word="false"/>
      <style:text-properties fo:color="#8d0000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1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12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3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214" style:family="paragraph" style:parent-style-name="Standard">
      <style:paragraph-properties fo:text-align="justify" style:justify-single-word="false"/>
      <style:text-properties fo:color="#c9211e" style:text-position="0% 100%" style:font-name="Abyssinica SIL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1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514ae" officeooo:paragraph-rsid="00a514ae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816a" officeooo:paragraph-rsid="00a6816a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de39" officeooo:paragraph-rsid="00a6de39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93ec4" officeooo:paragraph-rsid="00a93ec4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ff342" officeooo:paragraph-rsid="00aff342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2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b35b60" officeooo:paragraph-rsid="00b35b60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2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93ec4" officeooo:paragraph-rsid="00a93ec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6de39" officeooo:paragraph-rsid="00a6de3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cf53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d764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f97fe" officeooo:paragraph-rsid="00af97f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1a0df" officeooo:paragraph-rsid="00b1a0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26ddf" officeooo:paragraph-rsid="00b26d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37c72" officeooo:paragraph-rsid="00b37c7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49388" officeooo:paragraph-rsid="00b4938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951d0" officeooo:paragraph-rsid="00b951d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88a37" officeooo:paragraph-rsid="00a88a3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cf534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3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d764e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35" style:family="paragraph" style:parent-style-name="Standard">
      <style:paragraph-properties fo:text-align="justify" style:justify-single-word="false"/>
      <style:text-properties fo:font-style="italic" officeooo:rsid="00acf534" officeooo:paragraph-rsid="00acf534" style:font-style-asian="italic" style:font-style-complex="italic"/>
    </style:style>
    <style:style style:name="P236" style:family="paragraph" style:parent-style-name="Standard">
      <style:paragraph-properties fo:text-align="justify" style:justify-single-word="false"/>
      <style:text-properties fo:font-weight="normal" officeooo:rsid="00a32c38" officeooo:paragraph-rsid="00a14a07" style:font-weight-asian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fo:font-style="normal" officeooo:rsid="00acf534" officeooo:paragraph-rsid="00ad764e" style:font-style-asian="normal" style:font-style-complex="normal"/>
    </style:style>
    <style:style style:name="P238" style:family="paragraph" style:parent-style-name="Standard">
      <style:paragraph-properties fo:text-align="justify" style:justify-single-word="false"/>
      <style:text-properties fo:font-style="normal" fo:font-weight="normal" officeooo:rsid="00bd49b0" officeooo:paragraph-rsid="00bd49b0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fo:font-style="normal" fo:font-weight="normal" officeooo:rsid="00bd506b" officeooo:paragraph-rsid="00bd506b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text-align="justify" style:justify-single-word="false"/>
      <style:text-properties fo:font-style="normal" fo:font-weight="normal" officeooo:rsid="00be5a76" officeooo:paragraph-rsid="00be5a76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officeooo:rsid="00c23b81" officeooo:paragraph-rsid="00c23b81"/>
    </style:style>
    <style:style style:name="P242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3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4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63b3f" officeooo:paragraph-rsid="00c63b3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5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7060d" officeooo:paragraph-rsid="00c7060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6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03d6" officeooo:paragraph-rsid="00cd03d6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7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a45d" officeooo:paragraph-rsid="00cda45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8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d60f" officeooo:paragraph-rsid="00cdd60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9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21cc9" officeooo:paragraph-rsid="00d21cc9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0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35f58" officeooo:paragraph-rsid="00d35f58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1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79432" officeooo:paragraph-rsid="00d79432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2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9cc81" officeooo:paragraph-rsid="00d9cc81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3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f1363" officeooo:paragraph-rsid="00df1363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4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e258a3" officeooo:paragraph-rsid="00e258a3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5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normal" officeooo:rsid="00c3c724" officeooo:paragraph-rsid="00c3c724" fo:background-color="transparent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56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Abyssinica SIL" fo:font-size="12pt" fo:letter-spacing="normal" fo:font-style="normal" style:text-underline-style="none" fo:font-weight="bold" officeooo:rsid="00c7060d" officeooo:paragraph-rsid="00c865c6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7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Abyssinica SIL" fo:font-size="12pt" fo:letter-spacing="normal" fo:font-style="normal" style:text-underline-style="none" fo:font-weight="bold" officeooo:rsid="00c9a2e7" officeooo:paragraph-rsid="00c9a2e7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8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9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0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e5a76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1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fd384" officeooo:paragraph-rsid="00be5a7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2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23b81" officeooo:paragraph-rsid="00c23b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3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3c724" officeooo:paragraph-rsid="00c3c72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4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4d560" officeooo:paragraph-rsid="00c4d56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5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63b3f" officeooo:paragraph-rsid="00c63b3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6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bd49b0" officeooo:paragraph-rsid="00bd49b0" fo:background-color="transparent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267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c3c724" officeooo:paragraph-rsid="00c3c724" fo:background-color="#ffff0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268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9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d1eda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0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dd60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1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f71d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2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603d" officeooo:paragraph-rsid="00cd603d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3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4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5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9cc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6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618b1" officeooo:paragraph-rsid="00d618b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7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618b1" officeooo:paragraph-rsid="00d7943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8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83d69" officeooo:paragraph-rsid="00d83d6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9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f1363" officeooo:paragraph-rsid="00df136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0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c1168" officeooo:paragraph-rsid="00dc116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1" style:family="paragraph" style:parent-style-name="Standard">
      <style:paragraph-properties fo:text-align="end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c1168" officeooo:paragraph-rsid="00e258a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2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e258a3" officeooo:paragraph-rsid="00e258a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3" style:family="paragraph" style:parent-style-name="Standard">
      <style:paragraph-properties fo:text-align="justify" style:justify-single-word="false"/>
      <style:text-properties style:font-name="Abyssinica SIL" fo:font-size="12pt" officeooo:paragraph-rsid="00c9a2e7" style:font-size-asian="12pt" style:font-size-complex="12pt"/>
    </style:style>
    <style:style style:name="P284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285" style:family="paragraph" style:parent-style-name="Preformatted_20_Text" style:list-style-name="L52">
      <style:paragraph-properties fo:text-align="justify" style:justify-single-word="false"/>
      <style:text-properties officeooo:paragraph-rsid="00ca3bc2"/>
    </style:style>
    <style:style style:name="P286" style:family="paragraph" style:parent-style-name="Preformatted_20_Text" style:list-style-name="L52">
      <style:text-properties officeooo:rsid="00ca3bc2" officeooo:paragraph-rsid="00ca3bc2"/>
    </style:style>
    <style:style style:name="P287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8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9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0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1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2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3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4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5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6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7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8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9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0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1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2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3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4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5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6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7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8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9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0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1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2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7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0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1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2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4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5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7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8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9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0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1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2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3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4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5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6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7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8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9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0" style:family="paragraph" style:parent-style-name="Standard" style:list-style-name="L4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1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2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e45a" officeooo:paragraph-rsid="0098e45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3" style:family="paragraph" style:parent-style-name="Standard" style:list-style-name="L4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4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5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6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7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8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9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0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1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2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3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4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5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6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7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8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9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0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1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2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5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6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0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3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4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5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6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7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8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c7060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9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0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81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82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383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384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385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386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387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388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389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390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391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392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393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394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395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396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397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398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399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400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401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402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403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404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405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406" style:family="paragraph" style:parent-style-name="Standard" style:list-style-name="L50">
      <style:paragraph-properties fo:text-align="justify" style:justify-single-word="false"/>
      <style:text-properties officeooo:paragraph-rsid="00bc6c97"/>
    </style:style>
    <style:style style:name="P407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08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09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0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11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12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13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14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5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6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417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418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419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420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421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422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423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424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425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426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427" style:family="paragraph" style:parent-style-name="Standard" style:list-style-name="L54">
      <style:paragraph-properties fo:text-align="justify" style:justify-single-word="false"/>
      <style:text-properties fo:font-weight="normal" officeooo:rsid="00d4e994" officeooo:paragraph-rsid="00d4e994" style:font-weight-asian="normal" style:font-weight-complex="normal"/>
    </style:style>
    <style:style style:name="P428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429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430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431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432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433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434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435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436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437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438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439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440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441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442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443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444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445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446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447" style:family="paragraph" style:parent-style-name="Standard" style:list-style-name="L50">
      <style:paragraph-properties fo:text-align="justify" style:justify-single-word="false"/>
      <style:text-properties officeooo:rsid="00bd49b0" officeooo:paragraph-rsid="00bd49b0"/>
    </style:style>
    <style:style style:name="P448" style:family="paragraph" style:parent-style-name="Standard" style:list-style-name="L50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9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0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1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2" style:family="paragraph" style:parent-style-name="Standard" style:list-style-name="L51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3" style:family="paragraph" style:parent-style-name="Standard" style:list-style-name="L52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a3bc2" officeooo:paragraph-rsid="00ca3bc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4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1cc9" officeooo:paragraph-rsid="00d21cc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5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6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7" style:family="paragraph" style:parent-style-name="Standard" style:list-style-name="L54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5292c" officeooo:paragraph-rsid="00d529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8" style:family="paragraph" style:parent-style-name="Standard" style:list-style-name="L54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618b1" officeooo:paragraph-rsid="00d618b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9" style:family="paragraph" style:parent-style-name="Standard" style:list-style-name="L5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83d69" officeooo:paragraph-rsid="00d83d6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0" style:family="paragraph" style:parent-style-name="Standard" style:list-style-name="L56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b62cc" officeooo:paragraph-rsid="00db62c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1" style:family="paragraph" style:parent-style-name="Standard" style:list-style-name="L56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c1168" officeooo:paragraph-rsid="00dc116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2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f1363" officeooo:paragraph-rsid="00df136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3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e545d7" officeooo:paragraph-rsid="00e545d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4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e545d7" officeooo:paragraph-rsid="00e545d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5" style:family="paragraph" style:parent-style-name="Standard" style:list-style-name="L54">
      <style:paragraph-properties fo:text-align="justify" style:justify-single-word="false"/>
      <style:text-properties officeooo:rsid="00d4e994" officeooo:paragraph-rsid="00d4e994"/>
    </style:style>
    <style:style style:name="P466" style:family="paragraph" style:parent-style-name="Standard" style:list-style-name="L55">
      <style:paragraph-properties fo:text-align="justify" style:justify-single-word="false"/>
      <style:text-properties officeooo:rsid="00d9cc81" officeooo:paragraph-rsid="00d9cc81"/>
    </style:style>
    <style:style style:name="P467" style:family="paragraph" style:parent-style-name="Text_20_body" style:list-style-name="L52">
      <style:text-properties style:font-name="Abyssinica SIL" fo:font-size="12pt" officeooo:rsid="00ca3bc2" officeooo:paragraph-rsid="00ca3bc2" style:font-size-asian="12pt" style:font-size-complex="12pt"/>
    </style:style>
    <style:style style:name="P468" style:family="paragraph" style:parent-style-name="Text_20_body" style:list-style-name="L52">
      <style:text-properties officeooo:rsid="00ca3bc2" officeooo:paragraph-rsid="00ca3bc2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4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c6c97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e5a76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fd38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position="0% 100%" style:font-name="Abyssinica SIL" fo:font-size="12pt" fo:letter-spacing="normal" style:text-underline-style="none" fo:background-color="transparent" loext:char-shading-value="0" style:font-size-asian="12pt" style:font-name-complex="Tibetan Machine Uni2" style:font-size-complex="12pt"/>
    </style:style>
    <style:style style:name="T9" style:family="text">
      <style:text-properties fo:font-variant="normal" fo:text-transform="none" fo:color="#000000" style:text-position="0% 100%" style:font-name="Abyssinica SIL" fo:font-size="12pt" fo:letter-spacing="normal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10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c9a2e7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1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ca3bc2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2" style:family="text">
      <style:text-properties fo:font-variant="normal" fo:text-transform="none" style:use-window-font-color="true" style:text-position="0% 100%" fo:letter-spacing="normal" fo:font-style="normal" style:text-underline-style="none" fo:font-weight="bold" officeooo:rsid="00c9a2e7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3" style:family="text">
      <style:text-properties fo:font-variant="normal" fo:text-transform="none" style:use-window-font-color="true" style:text-position="0% 100%" fo:letter-spacing="normal" fo:font-style="normal" style:text-underline-style="none" fo:font-weight="bold" officeooo:rsid="00ca3bc2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4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bold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7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background-color="transparent" loext:char-shading-value="0" style:font-size-asian="12pt" style:font-style-asian="normal" style:font-name-complex="Tibetan Machine Uni2" style:font-size-complex="12pt" style:font-style-complex="normal"/>
    </style:style>
    <style:style style:name="T18" style:family="text">
      <style:text-properties fo:font-variant="normal" fo:text-transform="none" fo:color="#dddddd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dddddd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0" style:family="text">
      <style:text-properties fo:font-variant="normal" fo:text-transform="none" fo:color="#dd8888" style:text-position="0% 100%" style:font-name="Abyssinica SIL" fo:font-size="12pt" fo:letter-spacing="normal" fo:font-style="normal" style:text-underline-style="none" fo:font-weight="bold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dd8888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dd8888" style:font-name="Abyssinica SIL" fo:font-size="12pt" fo:letter-spacing="normal" fo:font-style="normal" fo:font-weight="bold" fo:background-color="#444444" loext:char-shading-value="0" style:font-size-asian="12pt" style:font-size-complex="12pt"/>
    </style:style>
    <style:style style:name="T23" style:family="text">
      <style:text-properties fo:font-variant="normal" fo:text-transform="none" fo:color="#dd8888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4" style:family="text">
      <style:text-properties fo:color="#2a6099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5" style:family="text">
      <style:text-properties fo:color="#2a6099" style:text-position="0% 100%" style:font-name="Abyssinica SIL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6" style:family="text">
      <style:text-properties fo:color="#2a6099" fo:font-weight="bold" style:font-weight-asian="bold" style:font-weight-complex="bold"/>
    </style:style>
    <style:style style:name="T27" style:family="text">
      <style:text-properties fo:color="#2a6099" fo:font-weight="bold" officeooo:rsid="005b904a" style:font-weight-asian="bold" style:font-weight-complex="bold"/>
    </style:style>
    <style:style style:name="T28" style:family="text">
      <style:text-properties style:use-window-font-color="true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style:text-position="0% 100%" style:font-name="Abyssinica SIL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style:text-position="0% 100%" style:font-name="Abyssinica SIL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4" style:family="text">
      <style:text-properties style:use-window-font-color="true" style:text-position="0% 100%" style:font-name="Abyssinica SIL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5" style:family="text">
      <style:text-properties style:use-window-font-color="true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6" style:family="text">
      <style:text-properties style:use-window-font-color="true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7" style:family="text">
      <style:text-properties style:use-window-font-color="true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8" style:family="text">
      <style:text-properties style:use-window-font-color="true" style:text-position="0% 100%" style:font-name="Abyssinica SIL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9" style:family="text">
      <style:text-properties style:use-window-font-color="true" style:text-position="0% 100%" style:font-name="Abyssinica SIL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0" style:family="text">
      <style:text-properties style:use-window-font-color="true" style:text-position="0% 100%" style:font-name="Abyssinica SIL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1" style:family="text">
      <style:text-properties style:use-window-font-color="true" style:text-position="0% 100%" style:font-name="Abyssinica SIL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2" style:family="text">
      <style:text-properties style:use-window-font-color="true" style:text-position="0% 100%" style:font-name="Abyssinica SIL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3" style:family="text">
      <style:text-properties style:use-window-font-color="true" style:text-position="0% 100%" style:font-name="Abyssinica SIL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4" style:family="text">
      <style:text-properties style:use-window-font-color="true" style:text-position="0% 100%" style:font-name="Abyssinica SIL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5" style:family="text">
      <style:text-properties style:use-window-font-color="true" style:text-position="0% 100%" style:font-name="Abyssinica SIL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6" style:family="text">
      <style:text-properties style:use-window-font-color="true" style:text-position="0% 100%" style:font-name="Abyssinica SIL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7" style:family="text">
      <style:text-properties style:use-window-font-color="true" style:text-position="0% 100%" style:font-name="Abyssinica SIL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8" style:family="text">
      <style:text-properties style:use-window-font-color="true" style:text-position="0% 100%" style:font-name="Abyssinica SIL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9" style:family="text">
      <style:text-properties style:use-window-font-color="true" style:text-position="0% 100%" style:font-name="Abyssinica SIL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0" style:family="text">
      <style:text-properties style:use-window-font-color="true" style:text-position="0% 100%" style:font-name="Abyssinica SIL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1" style:family="text">
      <style:text-properties style:use-window-font-color="true" style:text-position="0% 100%" style:font-name="Abyssinica SIL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2" style:family="text">
      <style:text-properties style:use-window-font-color="true" style:text-position="0% 100%" style:font-name="Abyssinica SIL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3" style:family="text">
      <style:text-properties style:use-window-font-color="true" style:text-position="0% 100%" style:font-name="Abyssinica SIL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4" style:family="text">
      <style:text-properties style:use-window-font-color="true" style:text-position="0% 100%" style:font-name="Abyssinica SIL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5" style:family="text">
      <style:text-properties style:use-window-font-color="true" style:text-position="0% 100%" style:font-name="Abyssinica SIL" fo:font-size="12pt" fo:font-style="normal" style:text-underline-style="none" fo:font-weight="normal" officeooo:rsid="009fb4b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6" style:family="text">
      <style:text-properties style:use-window-font-color="true" style:text-position="0% 100%" style:font-name="Abyssinica SIL" fo:font-size="12pt" fo:font-style="normal" style:text-underline-style="none" fo:font-weight="normal" officeooo:rsid="00a14a07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7" style:family="text">
      <style:text-properties style:use-window-font-color="true" style:text-position="0% 100%" style:font-name="Abyssinica SIL" fo:font-size="12pt" fo:font-style="normal" style:text-underline-style="none" fo:font-weight="normal" officeooo:rsid="00a32c3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8" style:family="text">
      <style:text-properties style:use-window-font-color="true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9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0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1" style:family="text">
      <style:text-properties style:use-window-font-color="true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2" style:family="text">
      <style:text-properties style:use-window-font-color="true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3" style:family="text">
      <style:text-properties style:use-window-font-color="true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4" style:family="text">
      <style:text-properties style:use-window-font-color="true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5" style:family="text">
      <style:text-properties style:use-window-font-color="true" style:text-position="0% 100%" style:font-name="Abyssinica SIL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6" style:family="text">
      <style:text-properties style:use-window-font-color="true" style:text-position="0% 100%" style:font-name="Abyssinica SIL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7" style:family="text">
      <style:text-properties style:use-window-font-color="true" style:text-position="0% 100%" style:font-name="Abyssinica SIL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8" style:family="text">
      <style:text-properties style:use-window-font-color="true"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9" style:family="text">
      <style:text-properties style:use-window-font-color="true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0" style:family="text">
      <style:text-properties style:use-window-font-color="true" style:text-position="0% 100%" style:font-name="Abyssinica SIL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1" style:family="text">
      <style:text-properties style:use-window-font-color="true" style:text-position="0% 100%" style:font-name="Abyssinica SIL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2" style:family="text">
      <style:text-properties style:use-window-font-color="true" style:text-position="0% 100%" style:font-name="Abyssinica SIL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3" style:family="text">
      <style:text-properties style:use-window-font-color="true" style:text-position="0% 100%" style:font-name="Abyssinica SIL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4" style:family="text">
      <style:text-properties style:use-window-font-color="true" style:text-position="0% 100%" style:font-name="Abyssinica SIL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5" style:family="text">
      <style:text-properties style:use-window-font-color="true" style:text-position="0% 100%" style:font-name="Abyssinica SIL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6" style:family="text">
      <style:text-properties style:use-window-font-color="true" style:text-position="0% 100%" style:font-name="Abyssinica SIL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7" style:family="text">
      <style:text-properties style:use-window-font-color="true" style:text-position="0% 100%" style:font-name="Abyssinica SIL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8" style:family="text">
      <style:text-properties style:use-window-font-color="true" style:text-position="0% 100%" style:font-name="Abyssinica SIL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9" style:family="text">
      <style:text-properties style:use-window-font-color="true" style:text-position="0% 100%" style:font-name="Abyssinica SIL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0" style:family="text">
      <style:text-properties style:use-window-font-color="true" style:text-position="0% 100%" style:font-name="Abyssinica SIL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1" style:family="text">
      <style:text-properties style:use-window-font-color="true" style:text-position="0% 100%" style:font-name="Abyssinica SIL" fo:font-size="12pt" fo:font-style="normal" style:text-underline-style="none" fo:font-weight="bold" officeooo:rsid="009fb4b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2" style:family="text">
      <style:text-properties style:use-window-font-color="true" style:text-position="0% 100%" style:font-name="Abyssinica SIL" fo:font-size="12pt" fo:font-style="normal" style:text-underline-style="none" fo:font-weight="bold" officeooo:rsid="00a14a0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3" style:family="text">
      <style:text-properties style:use-window-font-color="true" style:text-position="0% 100%" style:font-name="Abyssinica SIL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4" style:family="text">
      <style:text-properties style:use-window-font-color="true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95" style:family="text">
      <style:text-properties style:use-window-font-color="true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96" style:family="text">
      <style:text-properties style:use-window-font-color="true"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7" style:family="text">
      <style:text-properties style:use-window-font-color="true" style:text-position="0% 100%" style:font-name="Abyssinica SIL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8" style:family="text">
      <style:text-properties style:use-window-font-color="true" style:text-position="0% 100%" style:font-name="Abyssinica SIL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9" style:family="text">
      <style:text-properties style:use-window-font-color="true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0" style:family="text">
      <style:text-properties style:use-window-font-color="true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1" style:family="text">
      <style:text-properties style:use-window-font-color="true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2" style:family="text">
      <style:text-properties style:use-window-font-color="true" style:text-position="0% 100%" style:font-name="Abyssinica SIL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3" style:family="text">
      <style:text-properties style:use-window-font-color="true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4" style:family="text">
      <style:text-properties style:use-window-font-color="true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5" style:family="text">
      <style:text-properties style:use-window-font-color="true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6" style:family="text">
      <style:text-properties style:use-window-font-color="true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7" style:family="text">
      <style:text-properties style:use-window-font-color="true" style:text-position="0% 100%" style:font-name="Abyssinica SIL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8" style:family="text">
      <style:text-properties style:use-window-font-color="true" style:text-position="0% 100%" style:font-name="Abyssinica SIL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9" style:family="text">
      <style:text-properties style:use-window-font-color="true" style:text-position="0% 100%" style:font-name="Abyssinica SIL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0" style:family="text">
      <style:text-properties style:use-window-font-color="true" style:text-position="0% 100%" style:font-name="Abyssinica SIL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1" style:family="text">
      <style:text-properties style:use-window-font-color="true" style:text-position="0% 100%" style:font-name="Abyssinica SIL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2" style:family="text">
      <style:text-properties style:use-window-font-color="true" style:text-position="0% 100%" style:font-name="Abyssinica SIL" fo:font-size="12pt" fo:font-style="italic" style:text-underline-style="none" fo:font-weight="bold" officeooo:rsid="00a14a07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3" style:family="text">
      <style:text-properties style:use-window-font-color="true" style:text-position="0% 100%" style:font-name="Abyssinica SIL" fo:font-size="12pt" fo:font-style="italic" style:text-underline-style="none" fo:font-weight="bold" officeooo:rsid="00e661c6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4" style:family="text">
      <style:text-properties style:use-window-font-color="true" style:text-position="0% 100%" style:font-name="Abyssinica SIL" fo:font-size="12pt" style:text-underline-style="none" fo:background-color="transparent" loext:char-shading-value="0" style:font-size-asian="10.5pt" style:font-name-complex="Tibetan Machine Uni2" style:font-size-complex="12pt"/>
    </style:style>
    <style:style style:name="T115" style:family="text">
      <style:text-properties style:use-window-font-color="true" style:text-position="0% 100%" style:font-name="Abyssinica SIL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116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7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8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9" style:family="text">
      <style:text-properties style:use-window-font-color="true" style:text-position="0% 100%" style:font-name="Abyssinica SIL1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0" style:family="text">
      <style:text-properties style:use-window-font-color="true" style:text-position="0% 100%" style:font-name="Abyssinica SIL1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1" style:family="text">
      <style:text-properties style:use-window-font-color="true" style:text-position="0% 100%" style:font-name="Abyssinica SIL1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2" style:family="text">
      <style:text-properties style:use-window-font-color="true" style:text-position="0% 100%" style:font-name="Abyssinica SIL1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3" style:family="text">
      <style:text-properties style:use-window-font-color="true" style:text-position="0% 100%" style:font-name="Abyssinica SIL1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4" style:family="text">
      <style:text-properties style:use-window-font-color="true" style:text-position="0% 100%" style:font-name="Abyssinica SIL1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5" style:family="text">
      <style:text-properties style:use-window-font-color="true" style:text-position="0% 100%" style:font-name="Abyssinica SIL1" fo:font-size="10pt" fo:font-style="normal" style:text-underline-style="none" fo:font-weight="normal" officeooo:rsid="009fa269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6" style:family="text">
      <style:text-properties style:use-window-font-color="true" style:font-name="Abyssinica SIL" fo:font-size="12pt" style:font-size-asian="10.5pt" style:font-size-complex="12pt"/>
    </style:style>
    <style:style style:name="T127" style:family="text">
      <style:text-properties style:use-window-font-color="true" style:font-name="Abyssinica SIL" fo:font-size="12pt" officeooo:rsid="004fa629" style:font-size-asian="10.5pt" style:font-size-complex="12pt"/>
    </style:style>
    <style:style style:name="T128" style:family="text">
      <style:text-properties style:use-window-font-color="true" style:font-name="Abyssinica SIL" fo:font-size="12pt" officeooo:rsid="0057f737" style:font-size-asian="10.5pt" style:font-size-complex="12pt"/>
    </style:style>
    <style:style style:name="T129" style:family="text">
      <style:text-properties style:use-window-font-color="true" style:font-name="Abyssinica SIL" fo:font-size="12pt" fo:font-weight="normal" style:font-size-asian="10.5pt" style:font-weight-asian="normal" style:font-size-complex="12pt" style:font-weight-complex="normal"/>
    </style:style>
    <style:style style:name="T130" style:family="text">
      <style:text-properties style:use-window-font-color="true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131" style:family="text">
      <style:text-properties style:use-window-font-color="true" style:font-name="Abyssinica SIL" fo:font-size="12pt" fo:font-weight="bold" style:font-size-asian="10.5pt" style:font-weight-asian="bold" style:font-size-complex="12pt" style:font-weight-complex="bold"/>
    </style:style>
    <style:style style:name="T132" style:family="text">
      <style:text-properties style:font-name="Abyssinica SIL1" fo:font-size="10pt" style:font-size-asian="10pt" style:font-name-complex="Abyssinica SIL2" style:font-size-complex="10pt"/>
    </style:style>
    <style:style style:name="T133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34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35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36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37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138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139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140" style:family="text">
      <style:text-properties style:font-name="Abyssinica SIL1" fo:font-size="10pt" officeooo:rsid="006ce8f9" style:font-size-asian="10pt" style:font-name-complex="Abyssinica SIL2" style:font-size-complex="10pt"/>
    </style:style>
    <style:style style:name="T141" style:family="text">
      <style:text-properties style:font-name="Abyssinica SIL1" fo:font-size="10pt" officeooo:rsid="0077bc4c" style:font-size-asian="10pt" style:font-name-complex="Abyssinica SIL2" style:font-size-complex="10pt"/>
    </style:style>
    <style:style style:name="T142" style:family="text">
      <style:text-properties style:font-name="Abyssinica SIL1" fo:font-size="10pt" officeooo:rsid="00af2315" style:font-size-asian="10pt" style:font-name-complex="Abyssinica SIL2" style:font-size-complex="10pt"/>
    </style:style>
    <style:style style:name="T143" style:family="text">
      <style:text-properties style:font-name="Abyssinica SIL1" fo:font-size="10pt" officeooo:rsid="00b951d0" style:font-size-asian="10pt" style:font-name-complex="Abyssinica SIL2" style:font-size-complex="10pt"/>
    </style:style>
    <style:style style:name="T144" style:family="text">
      <style:text-properties style:font-name="Abyssinica SIL1" fo:font-size="10pt" officeooo:rsid="00c7060d" style:font-size-asian="10pt" style:font-name-complex="Abyssinica SIL2" style:font-size-complex="10pt"/>
    </style:style>
    <style:style style:name="T145" style:family="text">
      <style:text-properties style:font-name="Abyssinica SIL1" fo:font-size="10pt" officeooo:rsid="00d21cc9" style:font-size-asian="10pt" style:font-name-complex="Abyssinica SIL2" style:font-size-complex="10pt"/>
    </style:style>
    <style:style style:name="T146" style:family="text">
      <style:text-properties style:font-name="Abyssinica SIL1" fo:font-size="10pt" officeooo:rsid="00e258a3" style:font-size-asian="10pt" style:font-name-complex="Abyssinica SIL2" style:font-size-complex="10pt"/>
    </style:style>
    <style:style style:name="T147" style:family="text">
      <style:text-properties fo:font-weight="normal" style:font-weight-asian="normal" style:font-weight-complex="normal"/>
    </style:style>
    <style:style style:name="T148" style:family="text">
      <style:text-properties fo:font-weight="normal" officeooo:rsid="005fae69" style:font-weight-asian="normal" style:font-weight-complex="normal"/>
    </style:style>
    <style:style style:name="T149" style:family="text">
      <style:text-properties fo:font-weight="normal" officeooo:rsid="00656281" style:font-weight-asian="normal" style:font-weight-complex="normal"/>
    </style:style>
    <style:style style:name="T150" style:family="text">
      <style:text-properties fo:font-weight="normal" officeooo:rsid="006dbf0e" style:font-weight-asian="normal" style:font-weight-complex="normal"/>
    </style:style>
    <style:style style:name="T151" style:family="text">
      <style:text-properties fo:font-weight="normal" officeooo:rsid="006e73c7" style:font-weight-asian="normal" style:font-weight-complex="normal"/>
    </style:style>
    <style:style style:name="T152" style:family="text">
      <style:text-properties fo:font-weight="normal" officeooo:rsid="007054be" style:font-weight-asian="normal" style:font-weight-complex="normal"/>
    </style:style>
    <style:style style:name="T153" style:family="text">
      <style:text-properties fo:font-weight="normal" officeooo:rsid="00a32c38" style:font-weight-asian="normal" style:font-weight-complex="normal"/>
    </style:style>
    <style:style style:name="T154" style:family="text">
      <style:text-properties fo:font-weight="normal" officeooo:rsid="00a6de39" style:font-weight-asian="normal" style:font-weight-complex="normal"/>
    </style:style>
    <style:style style:name="T155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56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57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58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officeooo:rsid="0038e7a5" style:font-weight-asian="bold" style:font-weight-complex="bold"/>
    </style:style>
    <style:style style:name="T161" style:family="text">
      <style:text-properties fo:font-weight="bold" officeooo:rsid="003a7548" style:font-weight-asian="bold" style:font-weight-complex="bold"/>
    </style:style>
    <style:style style:name="T162" style:family="text">
      <style:text-properties fo:font-weight="bold" officeooo:rsid="003c6515" style:font-weight-asian="bold" style:font-weight-complex="bold"/>
    </style:style>
    <style:style style:name="T163" style:family="text">
      <style:text-properties fo:font-weight="bold" officeooo:rsid="00a32c38" style:font-weight-asian="bold" style:font-weight-complex="bold"/>
    </style:style>
    <style:style style:name="T164" style:family="text">
      <style:text-properties fo:font-weight="bold" fo:background-color="#ffff00" loext:char-shading-value="0" style:font-weight-asian="bold" style:font-weight-complex="bold"/>
    </style:style>
    <style:style style:name="T165" style:family="text">
      <style:text-properties officeooo:rsid="0038e7a5"/>
    </style:style>
    <style:style style:name="T166" style:family="text">
      <style:text-properties officeooo:rsid="003a7548"/>
    </style:style>
    <style:style style:name="T167" style:family="text">
      <style:text-properties officeooo:rsid="003b6a22"/>
    </style:style>
    <style:style style:name="T168" style:family="text">
      <style:text-properties officeooo:rsid="0042342b"/>
    </style:style>
    <style:style style:name="T169" style:family="text">
      <style:text-properties fo:font-style="normal" style:font-style-asian="normal" style:font-style-complex="normal"/>
    </style:style>
    <style:style style:name="T170" style:family="text">
      <style:text-properties fo:font-style="normal" officeooo:rsid="00443198" style:font-style-asian="normal" style:font-style-complex="normal"/>
    </style:style>
    <style:style style:name="T171" style:family="text">
      <style:text-properties officeooo:rsid="0046e4c6"/>
    </style:style>
    <style:style style:name="T172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3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4" style:family="text">
      <style:text-properties fo:color="#8d0000" style:text-position="0% 100%" style:font-name="Tibetan Machine Uni1" fo:font-size="14pt" fo:font-style="normal" style:text-underline-style="none" fo:font-weight="bold" officeooo: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5" style:family="text">
      <style:text-properties fo:color="#8d0000" style:text-position="0% 100%" style:font-name="Tibetan Machine Uni1" fo:font-size="14pt" fo:font-style="normal" style:text-underline-style="none" fo:font-weight="bold" officeooo: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6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77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officeooo:rsid="006dbf0e" style:font-style-asian="italic" style:font-style-complex="italic"/>
    </style:style>
    <style:style style:name="T18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1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82" style:family="text">
      <style:text-properties officeooo:rsid="005b80e1"/>
    </style:style>
    <style:style style:name="T183" style:family="text">
      <style:text-properties officeooo:rsid="005b904a"/>
    </style:style>
    <style:style style:name="T184" style:family="text">
      <style:text-properties officeooo:rsid="00656281"/>
    </style:style>
    <style:style style:name="T185" style:family="text">
      <style:text-properties officeooo:rsid="006569e7"/>
    </style:style>
    <style:style style:name="T186" style:family="text">
      <style:text-properties officeooo:rsid="006e73c7"/>
    </style:style>
    <style:style style:name="T187" style:family="text">
      <style:text-properties fo:background-color="transparent" loext:char-shading-value="0"/>
    </style:style>
    <style:style style:name="T188" style:family="text">
      <style:text-properties officeooo:rsid="006e73c7" fo:background-color="transparent" loext:char-shading-value="0"/>
    </style:style>
    <style:style style:name="T189" style:family="text">
      <style:text-properties officeooo:rsid="007054be"/>
    </style:style>
    <style:style style:name="T190" style:family="text">
      <style:text-properties officeooo:rsid="00723338"/>
    </style:style>
    <style:style style:name="T191" style:family="text">
      <style:text-properties officeooo:rsid="0077bc4c"/>
    </style:style>
    <style:style style:name="T192" style:family="text">
      <style:text-properties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93" style:family="text">
      <style:text-properties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94" style:family="text">
      <style:text-properties style:text-position="0% 100%" style:font-name="Abyssinica SIL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95" style:family="text">
      <style:text-properties style:text-position="0% 100%" style:font-name="Abyssinica SIL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96" style:family="text">
      <style:text-properties fo:color="#c9211e" style:text-position="0% 100%" style:font-name="Abyssinica SIL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97" style:family="text">
      <style:text-properties fo:color="#c9211e" style:text-position="0% 100%" style:font-name="Abyssinica SIL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98" style:family="text">
      <style:text-properties style:font-name="Abyssinica SIL" fo:font-size="12pt" style:font-size-asian="10.5pt" style:font-size-complex="12pt"/>
    </style:style>
    <style:style style:name="T199" style:family="text">
      <style:text-properties style:font-name="Abyssinica SIL" fo:font-size="12pt" fo:font-weight="bold" style:font-size-asian="10.5pt" style:font-weight-asian="bold" style:font-size-complex="12pt" style:font-weight-complex="bold"/>
    </style:style>
    <style:style style:name="T200" style:family="text">
      <style:text-properties style:font-name="Abyssinica SIL" fo:font-size="12pt" style:font-size-asian="12pt" style:font-size-complex="12pt"/>
    </style:style>
    <style:style style:name="T201" style:family="text">
      <style:text-properties officeooo:rsid="00a32c38"/>
    </style:style>
    <style:style style:name="T202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03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#ffff00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04" style:family="text">
      <style:text-properties fo:color="#000000" style:text-position="0% 100%" style:font-name="Abyssinica SIL" fo:font-size="12pt" fo:font-style="normal" style:text-underline-style="none" fo:font-weight="normal" officeooo:rsid="00ab0a73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05" style:family="text">
      <style:text-properties fo:color="#000000" style:text-position="0% 100%" style:font-name="Abyssinica SIL" fo:font-size="12pt" fo:font-style="normal" style:text-underline-style="none" fo:font-weight="normal" officeooo:rsid="00acf53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06" style:family="text">
      <style:text-properties fo:color="#000000" style:text-position="0% 100%" style:font-name="Abyssinica SIL" fo:font-size="12pt" fo:font-style="normal" style:text-underline-style="none" fo:font-weight="bold" officeooo:rsid="00ab0a73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07" style:family="text">
      <style:text-properties fo:color="#000000" style:text-position="0% 100%" style:font-name="Abyssinica SIL" fo:font-size="12pt" fo:font-style="normal" style:text-underline-style="none" fo:font-weight="bold" officeooo:rsid="00acf534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08" style:family="text">
      <style:text-properties fo:color="#000000" style:text-position="0% 100%" style:font-name="Abyssinica SIL" fo:font-size="12pt" style:text-underline-style="none" fo:font-weight="normal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09" style:family="text">
      <style:text-properties fo:color="#000000" style:text-position="0% 100%" style:font-name="Abyssinica SIL" fo:font-size="12pt" style:text-underline-style="none" fo:font-weight="normal" officeooo:rsid="00ad764e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10" style:family="text">
      <style:text-properties fo:color="#000000" style:text-position="0% 100%" style:font-name="Abyssinica SIL" fo:font-size="12pt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211" style:family="text">
      <style:text-properties fo:color="#000000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12" style:family="text">
      <style:text-properties fo:color="#000000" style:font-name="Abyssinica SI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fo:color="#000000" style:font-name="Abyssinica SIL" fo:font-size="12pt" fo:font-weight="normal" style:font-size-asian="12pt" style:font-weight-asian="normal" style:font-size-complex="12pt" style:font-weight-complex="normal"/>
    </style:style>
    <style:style style:name="T214" style:family="text">
      <style:text-properties fo:color="#000000" style:font-name="Abyssinica SIL" fo:font-size="12pt" fo:background-color="transparent" loext:char-shading-value="0" style:font-size-asian="12pt" style:font-size-complex="12pt"/>
    </style:style>
    <style:style style:name="T215" style:family="text">
      <style:text-properties fo:color="#000000" style:font-name="Abyssinica SI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fo:color="#000000" style:font-name="Abyssinica SIL" fo:font-size="12pt" fo:font-weight="bold" style:font-size-asian="12pt" style:font-weight-asian="bold" style:font-size-complex="12pt" style:font-weight-complex="bold"/>
    </style:style>
    <style:style style:name="T217" style:family="text">
      <style:text-properties fo:color="#000000" style:font-name="Abyssinica SIL" fo:font-size="12pt" fo:font-weight="bold" officeooo:rsid="00c4d560" style:font-size-asian="12pt" style:font-weight-asian="bold" style:font-size-complex="12pt" style:font-weight-complex="bold"/>
    </style:style>
    <style:style style:name="T218" style:family="text">
      <style:text-properties fo:color="#000000" style:font-name="Abyssinica SIL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color="#000000" style:font-name="Abyssinica SIL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220" style:family="text">
      <style:text-properties fo:color="#000000" style:font-name="Abyssinica SIL" fo:font-size="12pt" style:font-size-asian="12pt" style:font-size-complex="12pt"/>
    </style:style>
    <style:style style:name="T221" style:family="text">
      <style:text-properties fo:color="#000000" style:font-name="Abyssinica SIL" fo:font-size="12pt" officeooo:rsid="00c4d560" style:font-size-asian="12pt" style:font-size-complex="12pt"/>
    </style:style>
    <style:style style:name="T222" style:family="text">
      <style:text-properties fo:color="#000000" style:font-name="Abyssinica SIL" fo:font-size="12pt" fo:font-style="italic" style:font-size-asian="12pt" style:font-style-asian="italic" style:font-size-complex="12pt" style:font-style-complex="italic"/>
    </style:style>
    <style:style style:name="T223" style:family="text">
      <style:text-properties officeooo:rsid="00af2315"/>
    </style:style>
    <style:style style:name="T224" style:family="text">
      <style:text-properties officeooo:rsid="00b951d0"/>
    </style:style>
    <style:style style:name="T225" style:family="text">
      <style:text-properties officeooo:rsid="00c865c6"/>
    </style:style>
    <style:style style:name="T226" style:family="text">
      <style:text-properties officeooo:rsid="00d2b22c"/>
    </style:style>
    <style:style style:name="T227" style:family="text">
      <style:text-properties officeooo:rsid="00d83d69"/>
    </style:style>
    <style:style style:name="T228" style:family="text">
      <style:text-properties officeooo:rsid="00db39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<text:span text:style-name="T132">1</text:span><text:span text:style-name="T133">6</text:span><text:span text:style-name="T132">/0</text:span><text:span text:style-name="T133">9</text:span><text:span text:style-name="T132">/2022 </text:span><text:span text:style-name="T133">sexta-feira</text:span></text:p>
      <text:p text:style-name="P125"/>
      <text:p text:style-name="P183">O que aprenderemos neste módulo?</text:p>
      <text:p text:style-name="P149"/>
      <text:list xml:id="list4189565246" text:style-name="L1">
        <text:list-item>
          <text:p text:style-name="P287">O que é a <text:span text:style-name="T159">Web</text:span> e como ela funciona;</text:p>
        </text:list-item>
        <text:list-item>
          <text:p text:style-name="P287">O que é <text:span text:style-name="T159">Frontend, Backend e Full </text:span><text:span text:style-name="T162">St</text:span><text:span text:style-name="T159">ack</text:span>;</text:p>
        </text:list-item>
        <text:list-item>
          <text:p text:style-name="P287">O que é <text:span text:style-name="T159">HTML5 </text:span>e como utilizá-lo;</text:p>
        </text:list-item>
        <text:list-item>
          <text:p text:style-name="P287">O que é <text:span text:style-name="T159">CSS </text:span>e como utilizá-lo;</text:p>
        </text:list-item>
        <text:list-item>
          <text:p text:style-name="P287">O que é <text:span text:style-name="T159">Bulma </text:span><text:s/>e como utilizá-lo;</text:p>
        </text:list-item>
        <text:list-item>
          <text:p text:style-name="P287">Como <text:span text:style-name="T159">desenvolver um portfólio </text:span>de programador com Bulma do zero.</text:p>
        </text:list-item>
      </text:list>
      <text:p text:style-name="P149"/>
      <text:p text:style-name="P161">O que é a Web e como ela funciona?</text:p>
      <text:p text:style-name="P150"/>
      <text:p text:style-name="P151">Servidor Web</text:p>
      <text:p text:style-name="P149"/>
      <text:list xml:id="list3003949216" text:style-name="L2">
        <text:list-item>
          <text:p text:style-name="P288">É um Software que fica instalado em um computador na rede e serve para <text:span text:style-name="T159">receber as requisições </text:span>de um browser e responder com os arquivos correspondentes ao site solicitado (que em geral são páginas criadas com HTML, CSS e JavaScript e alguns recursos como imagens, áudios e vídeos).</text:p>
          <text:p text:style-name="P288"/>
          <text:p text:style-name="P288"><text:span text:style-name="T165">Os servidores web relacionados as requisições e respostas de um site utiliza um </text:span><text:span text:style-name="T160">protocolo </text:span><text:span text:style-name="T165">chamado </text:span><text:span text:style-name="T160">HTTP.</text:span></text:p>
        </text:list-item>
      </text:list>
      <text:p text:style-name="P27"/>
      <text:p text:style-name="P152">HTTP</text:p>
      <text:p text:style-name="P152"/>
      <text:list xml:id="list1297158165" text:style-name="L3">
        <text:list-item>
          <text:p text:style-name="P385"><text:span text:style-name="T29">P</text:span><text:span text:style-name="T30">rotocolo Http </text:span><text:span text:style-name="T69">(Hypertext Transfer Protocol)</text:span><text:span text:style-name="T30">, é uma espécie de idioma utilizado para que o cliente Web (que em geral é um browser) e o servidor web se entendam. </text:span></text:p>
          <text:p text:style-name="P289"/>
          <text:p text:style-name="P289">Cada um dos outros tipos de servidores web utiliza um protocolo diferente.</text:p>
        </text:list-item>
      </text:list>
      <text:p text:style-name="P47"/>
      <text:p text:style-name="P152">Outros Protocolos</text:p>
      <text:p text:style-name="P152"><text:soft-page-break/></text:p>
      <text:list xml:id="list1235233875" text:style-name="L4">
        <text:list-item>
          <text:p text:style-name="P345">SMTP – <text:span text:style-name="T147">Recebimento e envio de Emails;</text:span></text:p>
        </text:list-item>
        <text:list-item>
          <text:p text:style-name="P345">FTP – <text:span text:style-name="T147">Recebimento e download de arquivos.</text:span></text:p>
        </text:list-item>
      </text:list>
      <text:p text:style-name="P47"/>
      <text:p text:style-name="P47">Também existem servidores web para acesso a Banco de Dados, entre outros.</text:p>
      <text:p text:style-name="P47"/>
      <text:p text:style-name="P152">Servidores Web relacionados aos sites</text:p>
      <text:p text:style-name="P152"/>
      <text:list xml:id="list1246739245" text:style-name="L5">
        <text:list-item>
          <text:p text:style-name="P346">Apache</text:p>
        </text:list-item>
        <text:list-item>
          <text:p text:style-name="P346">Nginx</text:p>
        </text:list-item>
      </text:list>
      <text:p text:style-name="P27"/>
      <text:p text:style-name="P47">São os softwares mais famosos que usam o HTTP para criar esses servidores. <text:span text:style-name="T166">Para solicitar o servidor web ou um conteúdo de um determinado site precisamos conhecer o seu </text:span><text:span text:style-name="T161">endereço IP.</text:span></text:p>
      <text:p text:style-name="P28"/>
      <text:p text:style-name="P153">Endereço IP</text:p>
      <text:p text:style-name="P153"/>
      <text:list xml:id="list4096672665" text:style-name="L6">
        <text:list-item>
          <text:p text:style-name="P290">Um Endereço de Protocolo da Internet <text:span text:style-name="T159">(Internet Protocol Address </text:span>[IP address],<text:span text:style-name="T159"> </text:span>é um <text:span text:style-name="T159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290">Um endereço de <text:span text:style-name="T159">IP</text:span> serve a duas funções principais:</text:p>
          <text:list>
            <text:list-item>
              <text:p text:style-name="P407">identificação de interface de hospedeiro ou de rede e endereçamento de localização.</text:p>
            </text:list-item>
          </text:list>
        </text:list-item>
      </text:list>
      <text:p text:style-name="P211"/>
      <text:p text:style-name="P48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59">DNS.</text:span></text:p>
      <text:p text:style-name="P29"/>
      <text:p text:style-name="P153">DNS</text:p>
      <text:p text:style-name="P153"/>
      <text:list xml:id="list3404747556" text:style-name="L7">
        <text:list-item>
          <text:p text:style-name="P291">O Sistema de Nomes de Domínio (<text:span text:style-name="T159">D</text:span>omain <text:span text:style-name="T159">N</text:span>ame <text:span text:style-name="T159">S</text:span>ystem), é um sistema hierárquico e distribuído de gestão de nomes para computadores, serviços ou qualquer máquina conectada à internet ou a uma rede privada. Faz a <text:span text:style-name="T159">associação </text:span><text:soft-page-break/>entre várias informações atribuídas a nomes de domínios e cada entidade participante.</text:p>
        </text:list-item>
        <text:list-item>
          <text:p text:style-name="P291">A sua utilização mais convencional <text:span text:style-name="T159">associa nomes de domínios mais facilmente memorizáveis a endereços IP numéricos</text:span>, necessários à localização e identificação de serviços e dispositivos, processo esse denominado por: <text:span text:style-name="T159">resolução de nome.</text:span></text:p>
        </text:list-item>
      </text:list>
      <text:p text:style-name="P29"/>
      <text:p text:style-name="P113"><text:span text:style-name="T31">Ou seja, ele tem uma espécie de banco de dados que relaciona então </text:span><text:span text:style-name="T70">IPS </text:span><text:span text:style-name="T31">com</text:span><text:span text:style-name="T70"> Domínios </text:span><text:span text:style-name="T31">em geral todo computador ligado a rede já tem um IP do DNS configurado então quando ele precisa saber o IP ele envia o domínio que ele deseja saber, o IP pra esse DNS e ele responde devolvendo o IP desejado.</text:span></text:p>
      <text:p text:style-name="P50"/>
      <text:p text:style-name="P154">D<text:span text:style-name="T167">esenvolvendo o Site</text:span></text:p>
      <text:p text:style-name="P154"/>
      <text:list xml:id="list1878235448" text:style-name="L8">
        <text:list-item>
          <text:p text:style-name="P292">Após descobrir o IP correto do servidor na rede, o browser vai então solicitar a árvore de arquivos relacionadas aquele site digitando ao servidor Web.</text:p>
        </text:list-item>
        <text:list-item>
          <text:p text:style-name="P292">Site estático:</text:p>
          <text:list>
            <text:list-item>
              <text:p text:style-name="P408">devolverá os arquivos pré existentes.</text:p>
            </text:list-item>
          </text:list>
        </text:list-item>
        <text:list-item>
          <text:p text:style-name="P292">Site dinâmico:</text:p>
          <text:list>
            <text:list-item>
              <text:p text:style-name="P409">o servidor solicitará para um outro software (por exemplo, ao NodeJS) a geração dessas páginas dinâmicas.</text:p>
            </text:list-item>
          </text:list>
        </text:list-item>
      </text:list>
      <text:p text:style-name="P212"/>
      <text:p text:style-name="P162">Desenvolvedor Frontend, Backend e Full Stack</text:p>
      <text:p text:style-name="P162"/>
      <text:p text:style-name="P155">O que é desenvolvedor Frontend?</text:p>
      <text:p text:style-name="P155"/>
      <text:list xml:id="list3483296339" text:style-name="L9">
        <text:list-item>
          <text:p text:style-name="P293"><text:span text:style-name="T167">O </text:span>desenvolvedor Frontend é o que <text:span text:style-name="T159">cria a interface </text:span>do site com o usuário, geralmente usando HTML, CSS e JavaScript;</text:p>
        </text:list-item>
      </text:list>
      <text:p text:style-name="P49"/>
      <text:p text:style-name="P155">O que é desenvolvedor Backend?</text:p>
      <text:p text:style-name="P155"/>
      <text:list xml:id="list3274889527" text:style-name="L10">
        <text:list-item>
          <text:p text:style-name="P294">Em geral o desenvolvedor Backend é o responsável por <text:span text:style-name="T159">desenvolver a estrutura </text:span>do site que não é apresentada ao usuário, por exemplo a parte que acessa o <text:span text:style-name="T159">Banco de dados, </text:span>processa as <text:span text:style-name="T159">regras de negócio </text:span>e <text:span text:style-name="T159">interage </text:span>com outros serviços.</text:p>
        </text:list-item>
        <text:list-item>
          <text:p text:style-name="P294"><text:soft-page-break/>É comum no Backend utilizarmos linguagens de programação como <text:span text:style-name="T159">JavaScript, Ruby </text:span>e <text:span text:style-name="T159">Python</text:span>, e frameworks como <text:span text:style-name="T159">NodeJS, Ruby on Rails </text:span>e <text:span text:style-name="T159">Django.</text:span></text:p>
        </text:list-item>
      </text:list>
      <text:p text:style-name="P30"/>
      <text:p text:style-name="P155">O que é desenvolvedor FullStack?</text:p>
      <text:p text:style-name="P155"/>
      <text:list xml:id="list2316071382" text:style-name="L11">
        <text:list-item>
          <text:p text:style-name="P295">O desenvolvedor Fullstack é o que consegue desenvolver tanto <text:span text:style-name="T159">frontend </text:span>como o <text:span text:style-name="T159">backend, </text:span>portanto ele pode atuar no <text:span text:style-name="T159">ciclo completo de desenvolvimento </text:span>de um site.</text:p>
        </text:list-item>
      </text:list>
      <text:p text:style-name="P49"/>
      <text:p text:style-name="P107"/>
      <text:p text:style-name="P134"><text:span text:style-name="T116">1</text:span><text:span text:style-name="T117">9</text:span><text:span text:style-name="T116">/0</text:span><text:span text:style-name="T118">9</text:span><text:span text:style-name="T116">/2022 </text:span><text:span text:style-name="T117">segunda</text:span><text:span text:style-name="T118">-feira</text:span></text:p>
      <text:p text:style-name="P107"/>
      <text:p text:style-name="P185">Toda parte de HTML foi pulada!</text:p>
      <text:p text:style-name="P185"/>
      <text:p text:style-name="P51">Pelo fato de já dominar HTML e CSS apenas fiz os desafios!</text:p>
      <text:p text:style-name="P51"/>
      <text:p text:style-name="P52"><text:span text:style-name="T134">20</text:span><text:span text:style-name="T135">/0</text:span><text:span text:style-name="T133">9</text:span><text:span text:style-name="T135">/2022 </text:span><text:span text:style-name="T134">terça</text:span><text:span text:style-name="T133">-feira</text:span></text:p>
      <text:p text:style-name="P108"/>
      <text:p text:style-name="P187">Pesquisa sobre novas Tag’s</text:p>
      <text:p text:style-name="P186"/>
      <text:list xml:id="list3188094946" text:style-name="L12">
        <text:list-item>
          <text:p text:style-name="P347"><text:span text:style-name="T168">V</text:span>amos pesquisar a seguir por:</text:p>
          <text:p text:style-name="P347"><text:s/></text:p>
          <text:list>
            <text:list-item>
              <text:p text:style-name="P410">&lt;caption&gt;- <text:span text:style-name="T170">Define uma legenda da tabela;</text:span></text:p>
            </text:list-item>
            <text:list-item>
              <text:p text:style-name="P410">&lt;thead&gt; - <text:span text:style-name="T170">Agrupa o conteúdo do cabeçalho em uma tabela;</text:span></text:p>
            </text:list-item>
            <text:list-item>
              <text:p text:style-name="P410">&lt;tbody&gt; - <text:span text:style-name="T170">Agrupa o conteúdo do corpo em uma tabela;</text:span></text:p>
            </text:list-item>
            <text:list-item>
              <text:p text:style-name="P410">&lt;th&gt; - <text:span text:style-name="T170">Define uma célula de cabeçalho em uma tabela;</text:span></text:p>
            </text:list-item>
            <text:list-item>
              <text:p text:style-name="P410">&lt;tr&gt; - <text:span text:style-name="T170">Define uma linha em uma tabela;</text:span></text:p>
            </text:list-item>
            <text:list-item>
              <text:p text:style-name="P410">&lt;td&gt; - <text:span text:style-name="T170">Define uma célula em uma tabela, ou seja, uma coluna;</text:span></text:p>
            </text:list-item>
            <text:list-item>
              <text:p text:style-name="P410">&lt;tfoot&gt; -<text:span text:style-name="T169"> </text:span><text:span text:style-name="T170">Agrupa o conteúdo do rodapé em uma tabela.</text:span><text:span text:style-name="T169"> </text:span></text:p>
            </text:list-item>
          </text:list>
        </text:list-item>
      </text:list>
      <text:p text:style-name="P156"/>
      <text:p text:style-name="P135"><text:span text:style-name="T136">21</text:span><text:span text:style-name="T132">/0</text:span><text:span text:style-name="T133">9</text:span><text:span text:style-name="T132">/2022 </text:span><text:span text:style-name="T136">quarta</text:span><text:span text:style-name="T133">-feira</text:span></text:p>
      <text:p text:style-name="P126"/>
      <text:p text:style-name="P188">Conhecendo os Forms</text:p>
      <text:p text:style-name="P188"/>
      <text:list xml:id="list3925499068" text:style-name="L13">
        <text:list-item>
          <text:p text:style-name="P348"><text:soft-page-break/>O que são os forms no HTML?</text:p>
          <text:list>
            <text:list-item>
              <text:p text:style-name="P386"><text:span text:style-name="T32">São campos que recebem as entradas dos usuários, como um formulário mesmo, recebe dados como: </text:span><text:span text:style-name="T100">Nome, Email, Telefone, Texto, etc.</text:span></text:p>
            </text:list-item>
            <text:list-item>
              <text:p text:style-name="P296">Se os links são muito importantes na web para que naveguemos entre as páginas, o form também é essencial para que possamos submeter informações para um servidor.</text:p>
            </text:list-item>
            <text:list-item>
              <text:p text:style-name="P296">Dentro do form temos o atributo <text:span text:style-name="T159">action</text:span> onde colocaremos a <text:span text:style-name="T159">url </text:span>do servidor que desejamos enviar (submeter) informações.</text:p>
              <text:p text:style-name="P296"/>
            </text:list-item>
          </text:list>
        </text:list-item>
        <text:list-item>
          <text:p text:style-name="P349">Quem recebe as informações do Form?</text:p>
          <text:list>
            <text:list-item>
              <text:p text:style-name="P297">Basicamente quando estamos submetendo essas informações, o form manda isso para o Back-End, ou seja, para o servidor.</text:p>
            </text:list-item>
            <text:list-item>
              <text:p text:style-name="P297">Ele é um software que recebe as informações e faz as alterações no banco de dados.</text:p>
            </text:list-item>
          </text:list>
        </text:list-item>
      </text:list>
      <text:p text:style-name="P189">Criando um form para pesquisar no Google</text:p>
      <text:p text:style-name="P189"/>
      <text:p text:style-name="P53">Aula prática em vídeo, onde o Leonardo está criando um form na prática para que conheçamos como funciona.</text:p>
      <text:list xml:id="list2249964630" text:style-name="L14">
        <text:list-item>
          <text:p text:style-name="P298">Nessa aula o professor cria uma barra de pesquisa que ao pesquisar cai direto na página do Google.</text:p>
        </text:list-item>
        <text:list-item>
          <text:p text:style-name="P299">Usaremos no form o método <text:span text:style-name="T159">GET</text:span> que basicamente é quando queremos pegar algo do servidor.</text:p>
        </text:list-item>
      </text:list>
      <text:p text:style-name="P54"/>
      <text:p text:style-name="P190">Validação de forms</text:p>
      <text:p text:style-name="P190"/>
      <text:list xml:id="list838697961" text:style-name="L15">
        <text:list-item>
          <text:p text:style-name="P300"><text:span text:style-name="T171">F</text:span>alaremos sobre validação de forms no HTML5 e como garantir que as informações serão digitadas corretamente.</text:p>
          <text:p text:style-name="P300"/>
        </text:list-item>
        <text:list-item>
          <text:p text:style-name="P350">O que são validações?</text:p>
          <text:list>
            <text:list-item>
              <text:p text:style-name="P300">Uma maneira de garantir que os dados inseridos estão seguindo a norma para aquele campo.</text:p>
            </text:list-item>
            <text:list-item>
              <text:p text:style-name="P300">Usaremos o form do exercício passado para criar as validações.</text:p>
            </text:list-item>
            <text:list-item>
              <text:p text:style-name="P301">No input da pesquisa passaremos o atributo <text:span text:style-name="T159">required </text:span>para garantir que o usuário digitou algo no campo de busca, mas temos outras formas também de validação, como os atributos <text:span text:style-name="T159">min </text:span>e <text:span text:style-name="T159">max</text:span> que passamos o valor mínimo <text:soft-page-break/>e/ou máximo de caracteres digitados, comumente usamos para input de tipo <text:span text:style-name="T159">number.</text:span></text:p>
            </text:list-item>
            <text:list-item>
              <text:p text:style-name="P301">Veja na documentação do HTML para se aprofundar mais.</text:p>
            </text:list-item>
          </text:list>
        </text:list-item>
      </text:list>
      <text:p text:style-name="P191"/>
      <text:p text:style-name="P192">Aprofundando nos Inputs</text:p>
      <text:p text:style-name="P192"/>
      <text:p text:style-name="P55">Aula informativa, apenas explicação na prática dos inputs.</text:p>
      <text:p text:style-name="P55"/>
      <text:p text:style-name="P136"><text:span text:style-name="T137">22</text:span><text:span text:style-name="T132">/0</text:span><text:span text:style-name="T133">9</text:span><text:span text:style-name="T132">/2022 </text:span><text:span text:style-name="T137">quinta</text:span><text:span text:style-name="T133">-feira</text:span></text:p>
      <text:p text:style-name="P127"/>
      <text:p text:style-name="P193">Novidades do HTML5</text:p>
      <text:p text:style-name="P193"/>
      <text:list xml:id="list604207761" text:style-name="L16">
        <text:list-item>
          <text:p text:style-name="P351">O que é o HTML5?</text:p>
          <text:list>
            <text:list-item>
              <text:p text:style-name="P302">O <text:span text:style-name="T159">HTML5 </text:span>é a ultima versão lançada do HTML;</text:p>
              <text:p text:style-name="P380"/>
            </text:list-item>
          </text:list>
        </text:list-item>
        <text:list-item>
          <text:p text:style-name="P351">Algumas diferenças entre HTML e o HTML5:</text:p>
          <text:list>
            <text:list-item>
              <text:p text:style-name="P302">Semântica melhor para as tag’s;</text:p>
            </text:list-item>
            <text:list-item>
              <text:p text:style-name="P302">Tag’s para incluir áudio e vídeo;</text:p>
            </text:list-item>
            <text:list-item>
              <text:p text:style-name="P302">Tag’s melhores para separar as partes do site (header, section, aside footer);</text:p>
            </text:list-item>
            <text:list-item>
              <text:p text:style-name="P302">Melhor tratamento para gráficos;</text:p>
            </text:list-item>
            <text:list-item>
              <text:p text:style-name="P302">Novos tipos de input.</text:p>
            </text:list-item>
          </text:list>
        </text:list-item>
      </text:list>
      <text:p text:style-name="P56"/>
      <text:list xml:id="list73525495397414" text:continue-numbering="true" text:style-name="L16">
        <text:list-item>
          <text:p text:style-name="P351">Novas Tag’s do HTML5:</text:p>
          <text:list>
            <text:list-item>
              <text:p text:style-name="P302">Temos as tag’s de vídeo, exemplo:</text:p>
            </text:list-item>
          </text:list>
        </text:list-item>
      </text:list>
      <text:p text:style-name="P56"><draw:frame draw:style-name="fr1" draw:name="Figura1" text:anchor-type="char" svg:x="3.046cm" svg:y="0.243cm" svg:width="10.91cm" svg:height="3.246cm" draw:z-index="37"><draw:image xlink:href="Pictures/10000201000002CC000000D5F922EC86BFD4E8BB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73526297194219" text:continue-numbering="true" text:style-name="L16">
        <text:list-item>
          <text:list>
            <text:list-item>
              <text:p text:style-name="P302">Temos a tag de áudio para permitirmos a inclusão de áudio em nosso código, exemplo:</text:p>
            </text:list-item>
          </text:list>
        </text:list-item>
      </text:list>
      <text:p text:style-name="P56"><draw:frame draw:style-name="fr1" draw:name="Figura2" text:anchor-type="char" svg:x="2.896cm" svg:y="0.243cm" svg:width="11.208cm" svg:height="3.06cm" draw:z-index="38"><draw:image xlink:href="Pictures/100002010000031E000000DA41E7BEC192C630C0.png" xlink:type="simple" xlink:show="embed" xlink:actuate="onLoad" loext:mime-type="image/png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list xml:id="list73527002575974" text:continue-numbering="true" text:style-name="L16">
        <text:list-item>
          <text:list>
            <text:list-item>
              <text:p text:style-name="P387"><text:span text:style-name="T33">Também temos tipos novos de input, como o de </text:span><text:span text:style-name="T71">url</text:span><text:span text:style-name="T33"> por exemplo, que basicamente o usuário coloca a url no campo e se ela não estiver no formato correto ele não permitirá o submit.</text:span></text:p>
            </text:list-item>
            <text:list-item>
              <text:p text:style-name="P416"><text:span text:style-name="T28">Temos o input, </text:span><text:span text:style-name="T68">range </text:span><text:span text:style-name="T28">que conseguimos limitar em mínimo e máximo de caracteres por exemplo, ele cria um botão de puxar pra esquerda e para a direita.</text:span></text:p>
            </text:list-item>
            <text:list-item>
              <text:p text:style-name="P416"><text:span text:style-name="T28">Também existe agora o input </text:span><text:span text:style-name="T68">time </text:span><text:span text:style-name="T28">para que o usuário possa escolher um tempo, além da data convencional.</text:span></text:p>
            </text:list-item>
            <text:list-item>
              <text:p text:style-name="P416"><text:span text:style-name="T28">E também temos de novidade o input </text:span><text:span text:style-name="T68">search</text:span><text:span text:style-name="T28"> que basicamente tem um </text:span><text:span text:style-name="T99">datalist</text:span><text:span text:style-name="T28"> que podemos pré selecionar para o usuário, exemplo do código abaixo:</text:span></text:p>
            </text:list-item>
          </text:list>
        </text:list-item>
      </text:list>
      <text:p text:style-name="P56"><draw:frame draw:style-name="fr1" draw:name="Figura3" text:anchor-type="char" svg:x="2.785cm" svg:y="0.014cm" svg:width="11.426cm" svg:height="3.191cm" draw:z-index="39"><draw:image xlink:href="Pictures/1000020100000314000000DCA328EA4B7E63C199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24"><text:span text:style-name="T172">Elementos semânticos no </text:span><text:span text:style-name="T173">HTML5</text:span></text:p>
      <text:p text:style-name="P194"/>
      <text:list xml:id="list887546701" text:style-name="L17">
        <text:list-item>
          <text:p text:style-name="P417"><text:span text:style-name="T95">O </text:span><text:span text:style-name="T94">que é semântica:</text:span></text:p>
          <text:list>
            <text:list-item>
              <text:p text:style-name="P303">É o estudo do significado das palavras e frases em um idioma.</text:p>
            </text:list-item>
          </text:list>
        </text:list-item>
      </text:list>
      <text:p text:style-name="P57"/>
      <text:list xml:id="list73526309694791" text:continue-numbering="true" text:style-name="L17">
        <text:list-item>
          <text:p text:style-name="P352">O que são elementos semânticos:</text:p>
          <text:list>
            <text:list-item>
              <text:p text:style-name="P303">Elementos semânticos são basicamente elementos com um significado.</text:p>
            </text:list-item>
          </text:list>
        </text:list-item>
      </text:list>
      <text:p text:style-name="P57"/>
      <text:list xml:id="list73525645455221" text:continue-numbering="true" text:style-name="L17">
        <text:list-item>
          <text:p text:style-name="P352">Vamos ver estes elementos:</text:p>
          <text:list>
            <text:list-item>
              <text:p text:style-name="P420"><text:soft-page-break/><text:span text:style-name="T94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40"><draw:image xlink:href="Pictures/100002010000027500000156A6B26C1CC17D65D0.png" xlink:type="simple" xlink:show="embed" xlink:actuate="onLoad" loext:mime-type="image/png"/></draw:frame><text:span text:style-name="T94">completa:</text:span></text:p>
            </text:list-item>
          </text:list>
        </text:list-item>
      </text:list>
      <text:p text:style-name="P24"><text:a xlink:type="simple" xlink:href="https://www.w3schools.com/html/html5_semantic_elements.asp" office:name="W3Schools - Tags Semânticas do HTML5" text:style-name="Internet_20_link" text:visited-style-name="Visited_20_Internet_20_Link"><text:span text:style-name="T24">W3Schools - Tags Semânticas do HTML5</text:span></text:a></text:p>
      <text:p text:style-name="P58"/>
      <text:p text:style-name="P195">Criando um site completo com HTML5</text:p>
      <text:p text:style-name="P195"/>
      <text:list xml:id="list1203222861" text:style-name="L18">
        <text:list-item>
          <text:p text:style-name="P431"><text:span text:style-name="T127">E</text:span><text:span text:style-name="T126">xercício prático!</text:span></text:p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137"><text:span text:style-name="T138">28</text:span><text:span text:style-name="T132">/0</text:span><text:span text:style-name="T133">9</text:span><text:span text:style-name="T132">/2022 </text:span><text:span text:style-name="T138">quarta</text:span><text:span text:style-name="T133">-feira</text:span></text:p>
      <text:p text:style-name="P36"/>
      <text:p text:style-name="P36"/>
      <text:p text:style-name="P164"/>
      <text:p text:style-name="P164"/>
      <text:p text:style-name="P164"><text:soft-page-break/><text:span text:style-name="T185">Módulo </text:span>CSS</text:p>
      <text:p text:style-name="P210"/>
      <text:list xml:id="list1265461144" text:style-name="L19">
        <text:list-item>
          <text:p text:style-name="P353">Objetivos deste módulo:</text:p>
          <text:list>
            <text:list-item>
              <text:p text:style-name="P304">Entender <text:span text:style-name="T159">o que é CSS </text:span>e porque ele é importante;</text:p>
            </text:list-item>
            <text:list-item>
              <text:p text:style-name="P304">Aprender a usar <text:span text:style-name="T159">cores </text:span>e incluir <text:span text:style-name="T159">backgrounds;</text:span></text:p>
            </text:list-item>
            <text:list-item>
              <text:p text:style-name="P304">Dominar o uso dos <text:span text:style-name="T159">seletores;</text:span></text:p>
            </text:list-item>
            <text:list-item>
              <text:p text:style-name="P304">Aprender o básico sobre <text:span text:style-name="T159">Especificidade </text:span>e <text:span text:style-name="T159">Herança no CSS;</text:span></text:p>
            </text:list-item>
            <text:list-item>
              <text:p text:style-name="P304">Aprender como <text:span text:style-name="T159">incluir fontes;</text:span></text:p>
            </text:list-item>
            <text:list-item>
              <text:p text:style-name="P304">Dominar o <text:span text:style-name="T159">posicionamento dos elementos.</text:span></text:p>
            </text:list-item>
          </text:list>
        </text:list-item>
      </text:list>
      <text:p text:style-name="P39"/>
      <text:p text:style-name="P164">Básico do CSS</text:p>
      <text:p text:style-name="P210"/>
      <text:list xml:id="list224754164" text:style-name="L20">
        <text:list-item>
          <text:p text:style-name="P354">O que é?</text:p>
          <text:list>
            <text:list-item>
              <text:p text:style-name="P418"><text:span text:style-name="T94">Cascade Style Sheets </text:span><text:span text:style-name="T28">(Folha de estilo em cascatas);</text:span></text:p>
            </text:list-item>
            <text:list-item>
              <text:p text:style-name="P418"><text:span text:style-name="T28">Linguagem que </text:span><text:span text:style-name="T94">define o estilo </text:span><text:span text:style-name="T28">de um documento HTML;</text:span></text:p>
            </text:list-item>
            <text:list-item>
              <text:p text:style-name="P418"><text:span text:style-name="T94">Não deve </text:span><text:span text:style-name="T28">ser definida dentro de um documento HTML.</text:span></text:p>
            </text:list-item>
          </text:list>
        </text:list-item>
      </text:list>
      <text:p text:style-name="P66"/>
      <text:p text:style-name="P39">//EXEMPLO PRÁTICO DO USO DE CSS EM VÍDEO</text:p>
      <text:p text:style-name="P39"/>
      <text:list xml:id="list174443091" text:style-name="L21">
        <text:list-item>
          <text:p text:style-name="P355"><draw:frame draw:style-name="fr1" draw:name="Figura5" text:anchor-type="char" svg:x="1.231cm" svg:y="1.122cm" svg:width="14.434cm" svg:height="2.847cm" draw:z-index="41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xml:id="list73526830984837" text:continue-numbering="true" text:style-name="L21">
        <text:list-item>
          <text:list>
            <text:list-item>
              <text:p text:style-name="P305">O seletor aponta para o elemento HTML a ser estilizado;</text:p>
            </text:list-item>
            <text:list-item>
              <text:p text:style-name="P305">O bloco de declaração (entre chaves) contém uma ou mais declarações;</text:p>
            </text:list-item>
            <text:list-item>
              <text:p text:style-name="P305">Cada declaração é composta por duas informações separadas por dois pontos:</text:p>
              <text:list>
                <text:list-item>
                  <text:p text:style-name="P411">Propriedade </text:p>
                </text:list-item>
                <text:list-item>
                  <text:p text:style-name="P411">Valor</text:p>
                </text:list-item>
              </text:list>
            </text:list-item>
          </text:list>
        </text:list-item>
      </text:list>
      <text:p text:style-name="P163">Primeiro CSS</text:p>
      <text:p text:style-name="P163"/>
      <text:p text:style-name="P40">//Aula informativa em vídeo, revisão de quais opções temos para utilizar o CSS.</text:p>
      <text:p text:style-name="P40"><text:soft-page-break/></text:p>
      <text:p text:style-name="P204"><text:span text:style-name="T126">//</text:span><text:span text:style-name="T128">Programação temos que otimizar o uso das coisas e não ficar repetindo código por isso a melhor forma é utilizar sempre documento interligado com o HTML.</text:span></text:p>
      <text:p text:style-name="P32"/>
      <text:p text:style-name="P167">Cores no CSS</text:p>
      <text:p text:style-name="P167"/>
      <text:list xml:id="list170563323" text:style-name="L22">
        <text:list-item>
          <text:p text:style-name="P306">Os browser modernos suportam 140 nomes de cores diferentes;</text:p>
        </text:list-item>
        <text:list-item>
          <text:p text:style-name="P356">Cores podem ser especificadas pelas seguintes formas:</text:p>
        </text:list-item>
      </text:list>
      <text:p text:style-name="P31"/>
      <text:list xml:id="list73525396832051" text:continue-numbering="true" text:style-name="L22">
        <text:list-item>
          <text:list>
            <text:list-item>
              <text:p text:style-name="P306">Nome;</text:p>
            </text:list-item>
            <text:list-item>
              <text:p text:style-name="P306">Valores RGB;</text:p>
            </text:list-item>
            <text:list-item>
              <text:p text:style-name="P306">Valores Hexadecimais;</text:p>
            </text:list-item>
            <text:list-item>
              <text:p text:style-name="P306">Valores HSL (CSS3);</text:p>
            </text:list-item>
            <text:list-item>
              <text:p text:style-name="P306">Valores HWB (CSS4).</text:p>
            </text:list-item>
          </text:list>
        </text:list-item>
      </text:list>
      <text:p text:style-name="P33"/>
      <text:list xml:id="list73526218095715" text:continue-numbering="true" text:style-name="L22">
        <text:list-item>
          <text:p text:style-name="P357">Definir as cores por nome, não é uma boa opção;</text:p>
        </text:list-item>
        <text:list-item>
          <text:p text:style-name="P357">Forma muito utilizada: Hexadecimal</text:p>
          <text:p text:style-name="P357"/>
          <text:list>
            <text:list-item>
              <text:p text:style-name="P307">Hexadecimal é um sistema numérico que consiste em 16 símbolos diferen<draw:frame draw:style-name="fr1" draw:name="Figura6" text:anchor-type="char" svg:x="0cm" svg:y="1.926cm" svg:width="17cm" svg:height="2.688cm" draw:z-index="42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307">Veja o valor de cada símbolo hexadecimal no sistema binário e decimal:</text:p>
            </text:list-item>
          </text:list>
        </text:list-item>
      </text:list>
      <text:p text:style-name="P59"/>
      <text:p text:style-name="P59"><draw:frame draw:style-name="fr2" draw:name="Figura7" text:anchor-type="char" svg:width="15.928cm" svg:height="7.62cm" draw:z-index="43"><draw:image xlink:href="Pictures/100002010000025A0000012061B00CC45A078D21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list xml:id="list73526405501205" text:continue-numbering="true" text:style-name="L22">
        <text:list-item>
          <text:p text:style-name="P307">Na imagem acima ficará bem mais claro o entendimento, por exemplo de uma cor escrita em hexadecimal:</text:p>
          <text:list>
            <text:list-item>
              <text:p text:style-name="P357">#FF0000 → Vermelho</text:p>
            </text:list-item>
          </text:list>
        </text:list-item>
      </text:list>
      <text:p text:style-name="P33"/>
      <text:p text:style-name="P168">Background e Borders</text:p>
      <text:p text:style-name="P168"/>
      <text:list xml:id="list3656313538" text:style-name="L23">
        <text:list-item>
          <text:p text:style-name="P358">Background</text:p>
          <text:p text:style-name="P358"/>
          <text:list>
            <text:list-item>
              <text:p text:style-name="P308">Background é uma <text:span text:style-name="T159">propriedade CSS </text:span>utilizada para definir efeitos de background de um elemento (o que vai ser exibido ao fundo do elemento).</text:p>
              <text:p text:style-name="P358"/>
            </text:list-item>
          </text:list>
        </text:list-item>
        <text:list-item>
          <text:p text:style-name="P358">Background-color <text:span text:style-name="T147">é uma propriedade utilizada para definir a </text:span>cor de fundo<text:span text:style-name="T147"> de um elemento.</text:span></text:p>
        </text:list-item>
      </text:list>
      <text:p text:style-name="P59"/>
      <text:p text:style-name="P103">//Background-color na prática, parte em vídeo (Revisão)</text:p>
      <text:p text:style-name="P103"/>
      <text:list xml:id="list1305232893" text:style-name="L24">
        <text:list-item>
          <text:p text:style-name="P359">Background-image <text:span text:style-name="T147">é uma propriedade que especifica uma </text:span>imagem como fundo <text:span text:style-name="T147">de um elemento.</text:span></text:p>
        </text:list-item>
      </text:list>
      <text:p text:style-name="P68"/>
      <text:list xml:id="list73526004469944" text:continue-numbering="true" text:style-name="L24">
        <text:list-item>
          <text:p text:style-name="P359">Borders</text:p>
          <text:p text:style-name="P359"/>
          <text:list>
            <text:list-item>
              <text:p text:style-name="P388"><text:span text:style-name="T34">Border é uma propriedade do CSS utilizada para definir o estilo, largura e cor da </text:span><text:span text:style-name="T72">borda</text:span><text:span text:style-name="T34"> de um elemento.</text:span></text:p>
            </text:list-item>
          </text:list>
        </text:list-item>
      </text:list>
      <text:p text:style-name="P68"/>
      <text:p text:style-name="P169">Seletores</text:p>
      <text:p text:style-name="P69"/>
      <text:p text:style-name="P114"><text:span text:style-name="T104">//</text:span><text:span text:style-name="T105">Seletores </text:span><text:span text:style-name="T104">na prática, parte em vídeo (Revisão)</text:span></text:p>
      <text:p text:style-name="P104"/>
      <text:p text:style-name="P170"/>
      <text:p text:style-name="P170"/>
      <text:p text:style-name="P170"><text:soft-page-break/>Inspetor do Chrome</text:p>
      <text:p text:style-name="P170"/>
      <text:p text:style-name="P114"><text:span text:style-name="T104">//</text:span><text:span text:style-name="T105">Inspetor do chrome </text:span><text:span text:style-name="T104">na prática, parte em vídeo </text:span><text:span text:style-name="T106">para aprender mexer no inspetor </text:span><text:span text:style-name="T104">(Revisão)</text:span></text:p>
      <text:p text:style-name="P104"/>
      <text:p text:style-name="P171">Seletores mais avançados</text:p>
      <text:p text:style-name="P70"/>
      <text:list xml:id="list73525952557063" text:continue-numbering="true" text:style-name="L24">
        <text:list-item>
          <text:p text:style-name="P309">Primeiro seletor que vamos citar é o *</text:p>
          <text:list>
            <text:list-item>
              <text:p text:style-name="P309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309">Segundo um mais utilizado, que é o seletor de descendência.</text:p>
          <text:list>
            <text:list-item>
              <text:p text:style-name="P309">Imagine que queremos aplicar um estilo a todas as âncoras que estejam dentro de um <text:span text:style-name="T159">li </text:span>usaremos desta forma:</text:p>
            </text:list-item>
          </text:list>
        </text:list-item>
      </text:list>
      <text:p text:style-name="P60"/>
      <text:p text:style-name="P34">li a{</text:p>
      <text:p text:style-name="P34"/>
      <text:p text:style-name="P34">}</text:p>
      <text:p text:style-name="P34"/>
      <text:list xml:id="list173917625" text:style-name="L25">
        <text:list-item>
          <text:p text:style-name="P310">No terceiro, falaremos do seletor filho (child) que é bem parecido ao de descendência, a diferença na sintax é simplesmente o símbolo de maior <text:span text:style-name="T159">(&gt;)</text:span>, ficando assim:</text:p>
        </text:list-item>
      </text:list>
      <text:p text:style-name="P34">li &gt; a{</text:p>
      <text:p text:style-name="P34"/>
      <text:p text:style-name="P34">}</text:p>
      <text:p text:style-name="P34"/>
      <text:list xml:id="list626031879" text:style-name="L26">
        <text:list-item>
          <text:p text:style-name="P389"><text:span text:style-name="T35">Nele nós dizemos o seguinte para o CSS, </text:span><text:span text:style-name="T101">Que todo a filho de li receberá tais estilos.</text:span></text:p>
        </text:list-item>
      </text:list>
      <text:p text:style-name="P60"/>
      <text:list xml:id="list73526451829484" text:continue-numbering="true" text:style-name="L26">
        <text:list-item>
          <text:p text:style-name="P432"><text:span text:style-name="T28">O quarto é o seletor adjacente que seria que todo elemento que viesse </text:span><text:span text:style-name="T36">imediatamente</text:span><text:span text:style-name="T28"> após outro elemento queremos aplicar tais estilos, por exemplo:</text:span></text:p>
        </text:list-item>
      </text:list>
      <text:p text:style-name="P60"/>
      <text:p text:style-name="P34">h1 + h4{</text:p>
      <text:p text:style-name="P34"/>
      <text:p text:style-name="P61">}</text:p>
      <text:list xml:id="list2644444065" text:style-name="L27">
        <text:list-item>
          <text:p text:style-name="P390"><text:span text:style-name="T35">Passamos para o CSS que todo h4 que vier </text:span><text:span text:style-name="T36">imediatamente</text:span><text:span text:style-name="T35"> após um h1 receberá os estilos dentro das chaves.</text:span></text:p>
        </text:list-item>
      </text:list>
      <text:p text:style-name="P60"><text:soft-page-break/></text:p>
      <text:list xml:id="list73525851352254" text:continue-numbering="true" text:style-name="L27">
        <text:list-item>
          <text:p text:style-name="P433"><text:span text:style-name="T35">P</text:span><text:span text:style-name="T28">or último temos o seletor de atributo, como por exemplo nas âncoras, temos o atributo </text:span><text:span text:style-name="T103">href</text:span><text:span text:style-name="T28">, através dele podemos encontrar o elemento âncora, dessa forma:</text:span></text:p>
        </text:list-item>
      </text:list>
      <text:p text:style-name="P63"/>
      <text:p text:style-name="P35"><text:span text:style-name="T182">a[href=‘/recibo’]</text:span>{</text:p>
      <text:p text:style-name="P35"/>
      <text:p text:style-name="P62">}</text:p>
      <text:list xml:id="list3888950656" text:style-name="L28">
        <text:list-item>
          <text:p text:style-name="P311">Ou seja, ele buscará dentre todas as âncoras apenas a que tiver o atributo igual a <text:span text:style-name="T159">recibo.</text:span></text:p>
        </text:list-item>
      </text:list>
      <text:p text:style-name="P63"/>
      <text:p text:style-name="P63"/>
      <text:p text:style-name="P63"/>
      <text:p text:style-name="P63"/>
      <text:list xml:id="list73525720161653" text:continue-numbering="true" text:style-name="L28">
        <text:list-item>
          <text:p text:style-name="P311">Existem também as pseudoclasses abordaremos uma em especial que é muito interessante para que possamos selecionar os elementos de uma forma um pouco mais específicas, que é o<text:span text:style-name="T180"> :</text:span><text:span text:style-name="T159">nth-of-type</text:span><text:span text:style-name="T178">, </text:span>veja o exemplo:</text:p>
        </text:list-item>
      </text:list>
      <text:p text:style-name="P63"/>
      <text:p text:style-name="P25"><text:span text:style-name="T73">li:nth-of-type(2)</text:span><text:span text:style-name="T74">{</text:span></text:p>
      <text:p text:style-name="P35"/>
      <text:p text:style-name="P35">}</text:p>
      <text:p text:style-name="P62"/>
      <text:list xml:id="list73526036429972" text:continue-numbering="true" text:style-name="L28">
        <text:list-item>
          <text:p text:style-name="P311">imagine que queremos colocar um destaque apenas na segunda li da nossa lista. Desta forma conseguimos escolher exatamente uma parte específica dela.</text:p>
        </text:list-item>
        <text:list-item>
          <text:p text:style-name="P311">Se passarmos o valor dentro dos parênteses como (odd) ele selecionará todos os elementos ímpar da nossa lista.</text:p>
        </text:list-item>
      </text:list>
      <text:p text:style-name="P63"/>
      <text:p text:style-name="P63">A recomendação é utilizar sempre classes e ids, porém as vezes em específico temos que apelar para pseudoclasses.</text:p>
      <text:p text:style-name="P63"/>
      <text:p text:style-name="P172">Especificidade</text:p>
      <text:p text:style-name="P172"/>
      <text:list xml:id="list1021718689" text:style-name="L29">
        <text:list-item>
          <text:p text:style-name="P312">A especificidade determina quais regras CSS serão aplicadas, ou seja, o que ele acredita que seja mais relevante para ele escolher. </text:p>
        </text:list-item>
        <text:list-item>
          <text:p text:style-name="P312">Existe um cálculo para analisar qual seletor é mais importante:</text:p>
          <text:list>
            <text:list-item>
              <text:p text:style-name="P312">O navegador pontua o seletor de acordo com sua estrutura;</text:p>
            </text:list-item>
            <text:list-item>
              <text:p text:style-name="P312">Cada elemento, classe, id, vale pontos para esse cálculo;</text:p>
            </text:list-item>
            <text:list-item>
              <text:p text:style-name="P360"><text:soft-page-break/>Pontuação</text:p>
              <text:list>
                <text:list-item>
                  <text:p text:style-name="P312">Composta por 4 números (0, 0, 0, 0);</text:p>
                </text:list-item>
                <text:list-item>
                  <text:p text:style-name="P312">Quanto mais à esquerda, maior a relevância da pontuação;</text:p>
                </text:list-item>
                <text:list-item>
                  <text:p text:style-name="P312">Vamos chamar esses números de (a, b, c, d);</text:p>
                </text:list-item>
                <text:list-item>
                  <text:p text:style-name="P381">Regra da pontuação (sobrescrevendo a herança):</text:p>
                  <text:list>
                    <text:list-item>
                      <text:p text:style-name="P312">Cada elemento / pseudo elemento → d = +1. <text:span text:style-name="T26">(0, 0, 0, 1)</text:span></text:p>
                    </text:list-item>
                    <text:list-item>
                      <text:p text:style-name="P313">Cada classe / pseudo classe / atributo → c = +1. <text:span text:style-name="T27">(0, 0, </text:span><text:span text:style-name="T26">1</text:span><text:span text:style-name="T27">, </text:span><text:span text:style-name="T26">0</text:span><text:span text:style-name="T27">)</text:span></text:p>
                    </text:list-item>
                    <text:list-item>
                      <text:p text:style-name="P313">Cada ID → b = +1. <text:span text:style-name="T27">(0, </text:span><text:span text:style-name="T26">1</text:span><text:span text:style-name="T27">, 0, </text:span><text:span text:style-name="T26">0</text:span><text:span text:style-name="T27">)</text:span></text:p>
                    </text:list-item>
                    <text:list-item>
                      <text:p text:style-name="P313">Estilo inline → a = +1. <text:span text:style-name="T27">(</text:span><text:span text:style-name="T26">1</text:span><text:span text:style-name="T27">, 0, 0, </text:span><text:span text:style-name="T26">0</text:span><text:span text:style-name="T27">)</text:span></text:p>
                    </text:list-item>
                  </text:list>
                </text:list-item>
                <text:list-item>
                  <text:p text:style-name="P361">Exemplo de pontuação:</text:p>
                  <text:list>
                    <text:list-item>
                      <text:p text:style-name="P313">div#container ul li → <text:span text:style-name="T27">(0, </text:span><text:span text:style-name="T26">1</text:span><text:span text:style-name="T27">, 0, </text:span><text:span text:style-name="T26">3</text:span><text:span text:style-name="T27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><text:span text:style-name="T183">Q</text:span>uando há empate na pontuação, será considerado o último seletor a ser declarado.</text:p>
      <text:p text:style-name="P159"/>
      <text:p text:style-name="P173">Herança</text:p>
      <text:p text:style-name="P173"/>
      <text:list xml:id="list2753406403" text:style-name="L30">
        <text:list-item>
          <text:p text:style-name="P362">Herança <text:span text:style-name="T147">basicamente é os filhos herdando o estilo dos pais. </text:span><text:span text:style-name="T178">//Exemplo em vídeo. (Revisão)</text:span></text:p>
        </text:list-item>
      </text:list>
      <text:p text:style-name="P105"/>
      <text:p text:style-name="P174">Recriando um site com CSS #1</text:p>
      <text:p text:style-name="P174"/>
      <text:p text:style-name="P41"><text:span text:style-name="T147">//</text:span><text:span text:style-name="T148">Exercício de CSS-001</text:span></text:p>
      <text:p text:style-name="P71"/>
      <text:p text:style-name="P176">Textos e Fontes</text:p>
      <text:p text:style-name="P176"/>
      <text:p text:style-name="P115"><text:span text:style-name="T37">//</text:span><text:span text:style-name="T38">Aula informativa – Revisão</text:span></text:p>
      <text:p text:style-name="P72"/>
      <text:p text:style-name="P176">Usando o Google Fonts</text:p>
      <text:p text:style-name="P176"/>
      <text:p text:style-name="P178"><text:span text:style-name="T130">//</text:span><text:span text:style-name="T129">Aula informativa – Revisão</text:span></text:p>
      <text:p text:style-name="P72"/>
      <text:p text:style-name="P180">Box Model</text:p>
      <text:p text:style-name="P177"><text:soft-page-break/></text:p>
      <text:p text:style-name="P179"><text:span text:style-name="T130">//</text:span><text:span text:style-name="T129">Aula informativa – Revisão</text:span></text:p>
      <text:p text:style-name="P73"/>
      <text:p text:style-name="P175">Recriando um site com CSS #<text:span text:style-name="T184">2</text:span></text:p>
      <text:p text:style-name="P175"/>
      <text:p text:style-name="P42"><text:span text:style-name="T147">//</text:span><text:span text:style-name="T148">Exercício de CSS-00</text:span><text:span text:style-name="T149">2</text:span></text:p>
      <text:p text:style-name="P138"><text:span text:style-name="T139">04</text:span><text:span text:style-name="T132">/</text:span><text:span text:style-name="T139">10</text:span><text:span text:style-name="T132">/2022 </text:span><text:span text:style-name="T139">terça</text:span><text:span text:style-name="T133">-feira</text:span></text:p>
      <text:p text:style-name="P37"/>
      <text:p text:style-name="P37"/>
      <text:p text:style-name="P165"><text:span text:style-name="T185">Módulo </text:span>CSS <text:span text:style-name="T185">Moderno</text:span></text:p>
      <text:p text:style-name="P165"/>
      <text:list xml:id="list3022927541" text:style-name="L31">
        <text:list-item>
          <text:p text:style-name="P363">Aula de introdução</text:p>
          <text:list>
            <text:list-item>
              <text:p text:style-name="P314">Aula em vídeo, apresentação do conteúdo.</text:p>
            </text:list-item>
          </text:list>
        </text:list-item>
      </text:list>
      <text:p text:style-name="P74"/>
      <text:p text:style-name="P181">Visão geral sobre responsividade</text:p>
      <text:p text:style-name="P181"/>
      <text:list xml:id="list73526483171189" text:continue-numbering="true" text:style-name="L31">
        <text:list-item>
          <text:p text:style-name="P391"><text:span text:style-name="T39">Aula em vídeo, </text:span><text:span text:style-name="T40">revisando o conteúdo</text:span><text:span text:style-name="T39">.</text:span></text:p>
        </text:list-item>
      </text:list>
      <text:p text:style-name="P74"/>
      <text:p text:style-name="P181">Entendendo Media Query</text:p>
      <text:p text:style-name="P181"/>
      <text:list xml:id="list73526754299533" text:continue-numbering="true" text:style-name="L31">
        <text:list-item>
          <text:p text:style-name="P315">Aula em vídeo, apresentação do conteúdo.</text:p>
        </text:list-item>
        <text:list-item>
          <text:p text:style-name="P316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412">Dica important!</text:p>
          <text:list>
            <text:list-item>
              <text:p text:style-name="P414">Quando usamos o atalho <text:span text:style-name="T178">Lorem </text:span>no VS-Code ele já cria automaticamente para nós um bloco de texto, porém de digitarmos o lorem junto de um número por exemplo <text:span text:style-name="T178">lorem35 </text:span>ele cria para nós um bloco com determinado tamanho!</text:p>
            </text:list-item>
            <text:list-item>
              <text:p text:style-name="P319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319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413">Relembre!</text:p>
          <text:list>
            <text:list-item>
              <text:p text:style-name="P415">A sintaxe utilizada para abrir o media query é:</text:p>
            </text:list-item>
          </text:list>
        </text:list-item>
      </text:list>
      <text:p text:style-name="P157"/>
      <text:p text:style-name="P157">@media (max-width: 795px){</text:p>
      <text:p text:style-name="P158">}</text:p>
      <text:p text:style-name="P158"/>
      <text:list xml:id="list3480777920" text:style-name="L32">
        <text:list-item>
          <text:p text:style-name="P320">Utilizei o valor proposto em vídeo para simplificar e exemplificar a sintaxe do código.</text:p>
        </text:list-item>
      </text:list>
      <text:p text:style-name="P75"/>
      <text:p text:style-name="P199">Entendendo responsividade na prática - Mobile first</text:p>
      <text:p text:style-name="P75"/>
      <text:list xml:id="list991052186" text:style-name="L33">
        <text:list-item>
          <text:p text:style-name="P321">O tamanho maior do media query sempre tem que ficar acima no código.</text:p>
        </text:list-item>
        <text:list-item>
          <text:p text:style-name="P321">A dica é usar o inspetor do chrome e ir adaptando conforme o necessário.</text:p>
        </text:list-item>
      </text:list>
      <text:p text:style-name="P76"/>
      <text:p text:style-name="P200">Visão geral sobre o flexbox</text:p>
      <text:p text:style-name="P77"/>
      <text:list xml:id="list3347834517" text:style-name="L34">
        <text:list-item>
          <text:p text:style-name="P397"><text:span text:style-name="T45">Aula em vídeo, </text:span><text:span text:style-name="T46">revisando o conteúdo</text:span></text:p>
          <text:list>
            <text:list-item>
              <text:p text:style-name="P397"><text:span text:style-name="T46">O Flexbox é comumente utilizado em headers, ou seja em barra de navegações no topo e em footer</text:span><text:span text:style-name="T45">. </text:span><text:span text:style-name="T46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78"/>
      <text:list xml:id="list73527444287417" text:continue-numbering="true" text:style-name="L34">
        <text:list-item>
          <text:p text:style-name="P365">O que é Flexbox?</text:p>
          <text:list>
            <text:list-item>
              <text:p text:style-name="P317">Ele é um organizador de layout, não apenas de páginas, mas também de componentes.</text:p>
              <text:list>
                <text:list-item>
                  <text:p text:style-name="P365">Flex Container – <text:span text:style-name="T147">Ele é o que engloba todos os itens, </text:span><text:span text:style-name="T150">tendo funcionalidades que servirão para direcionamento, espaçamento, alinhamento e várias outras coisas. Ele que recebe o </text:span><text:span text:style-name="T179">display: flex</text:span><text:span text:style-name="T181"> </text:span><text:span text:style-name="T150">e as funcionalidades principais.</text:span></text:p>
                </text:list-item>
                <text:list-item>
                  <text:p text:style-name="P366">Flex Item – <text:span text:style-name="T147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366"><text:span text:style-name="T155">//</text:span><text:span text:style-name="T156">Aula informativa </text:span><text:span text:style-name="T157">algumas propriedades do FlexBox </text:span><text:span text:style-name="T156">– Revisão</text:span></text:p>
        </text:list-item>
      </text:list>
      <text:p text:style-name="P78"><text:soft-page-break/></text:p>
      <text:p text:style-name="P200">Criando layout de estudo</text:p>
      <text:p text:style-name="P78"/>
      <text:list xml:id="list2243009135" text:style-name="L35">
        <text:list-item>
          <text:p text:style-name="P398"><text:span text:style-name="T46">Nessa aula será mais prática, criaremos um layout </text:span><text:span text:style-name="T47">para nossos</text:span><text:span text:style-name="T46"> estudos para o </text:span><text:span text:style-name="T79">Flexbox.</text:span></text:p>
        </text:list-item>
        <text:list-item>
          <text:p text:style-name="P370">Bora para o VS-CODE!!!</text:p>
        </text:list-item>
      </text:list>
      <text:p text:style-name="P201"/>
      <text:p text:style-name="P201"/>
      <text:p text:style-name="P109"/>
      <text:p text:style-name="P111"><text:span text:style-name="T139">0</text:span><text:span text:style-name="T140">5</text:span><text:span text:style-name="T132">/</text:span><text:span text:style-name="T139">10</text:span><text:span text:style-name="T132">/2022 </text:span><text:span text:style-name="T139">terça</text:span><text:span text:style-name="T133">-feira</text:span></text:p>
      <text:p text:style-name="P2">Manipulando o flex container </text:p>
      <text:list xml:id="list73525631821774" text:continue-list="list73526754299533" text:style-name="L31">
        <text:list-item>
          <text:p text:style-name="P392"><text:span text:style-name="T47">S</text:span><text:span text:style-name="T48">obre o </text:span><text:span text:style-name="T81">row-</text:span><text:span text:style-name="T80">gap –</text:span><text:span text:style-name="T48"> Ele é o espaçamento </text:span><text:span text:style-name="T49">no eixo transversal </text:span><text:span text:style-name="T80">entre </text:span><text:span text:style-name="T48">os elementos </text:span><text:span text:style-name="T49">em coluna</text:span><text:span text:style-name="T48">, ou seja, ele da uma “margem” </text:span><text:span text:style-name="T49">em linha</text:span><text:span text:style-name="T48"> apenas entre os filhos não mexendo no top e botom, seu valor padrão é em pixel.</text:span></text:p>
        </text:list-item>
        <text:list-item>
          <text:p text:style-name="P393"><text:span text:style-name="T47">S</text:span><text:span text:style-name="T48">obre o </text:span><text:span text:style-name="T81">column-</text:span><text:span text:style-name="T80">gap –</text:span><text:span text:style-name="T48"> Ele </text:span><text:span text:style-name="T49">funciona semelhantemente ao row-gap, porém o eixo transverso dele é a coluna, dando o espaçamento entre os elementos em linha.</text:span></text:p>
        </text:list-item>
        <text:list-item>
          <text:p text:style-name="P434"><text:span text:style-name="T44">E por fim temos o </text:span><text:span text:style-name="T78">gap – </text:span><text:span text:style-name="T44">Que basicamente é um shorthand dos dois gaps, sendo que o primeiro valor do column e o segundo do row.</text:span></text:p>
        </text:list-item>
        <text:list-item>
          <text:p text:style-name="P367">box-sizing: border-box – <text:span text:style-name="T147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393"><text:span text:style-name="T75">flex-wrap – </text:span><text:span text:style-name="T41">Por padrão é </text:span><text:span text:style-name="T75">nowrap</text:span><text:span text:style-name="T41">, faz com que os items caso encoste na parede (viewport) não quebre a linha, ao usar </text:span><text:span text:style-name="T75">wrap </text:span><text:span text:style-name="T41">ele acaba quebrando a linha e jogando o item para a próxima linha sendo ela reversa ou não.</text:span></text:p>
        </text:list-item>
        <text:list-item>
          <text:p text:style-name="P368">flex-flow – <text:span text:style-name="T147">É o shorthand do </text:span>flex-direction <text:span text:style-name="T147">e do </text:span>flex-wrap. <text:span text:style-name="T147">Primeiro valor que vem nele é o do direction e depois do wrap.</text:span></text:p>
        </text:list-item>
        <text:list-item>
          <text:p text:style-name="P368"><text:span text:style-name="T147">Temos também os flex de alinhamento: </text:span>align-items, justify-content e align-content.</text:p>
        </text:list-item>
        <text:list-item>
          <text:p text:style-name="P393"><text:span text:style-name="T75">align-items – </text:span><text:span text:style-name="T42">Alinha </text:span><text:span text:style-name="T41">os items ao eixo vertical.</text:span></text:p>
        </text:list-item>
        <text:list-item>
          <text:p text:style-name="P393"><text:span text:style-name="T75">justify-content – </text:span><text:span text:style-name="T42">Alinha </text:span><text:span text:style-name="T41">os items ao eixo </text:span><text:span text:style-name="T42">horizontal</text:span><text:span text:style-name="T41">. </text:span></text:p>
          <text:p text:style-name="P368"><text:span text:style-name="T188">a</text:span><text:span text:style-name="T187">lign-content – </text:span><text:span text:style-name="T158">Alinha os items sem espaçamento entre os items como align-items ao eixo vertical.</text:span></text:p>
        </text:list-item>
      </text:list>
      <text:p text:style-name="P79"/>
      <text:p text:style-name="P3"><text:soft-page-break/>Exercício de fixação #1</text:p>
      <text:p text:style-name="P43"><text:span text:style-name="T152">N</text:span><text:span text:style-name="T147">este exercício criaremos um </text:span>header<text:span text:style-name="T147"> que será utilizado flexbox nele.</text:span></text:p>
      <text:list xml:id="list3088393892" text:style-name="L36">
        <text:list-item>
          <text:p text:style-name="P322">Criaremos um header com:</text:p>
          <text:list>
            <text:list-item>
              <text:p text:style-name="P322">Logotipo;</text:p>
            </text:list-item>
            <text:list-item>
              <text:p text:style-name="P322">Imagem;</text:p>
            </text:list-item>
            <text:list-item>
              <text:p text:style-name="P322">Botões.</text:p>
              <text:list>
                <text:list-item>
                  <text:p text:style-name="P322">Com animações hover nos botões.</text:p>
                </text:list-item>
              </text:list>
            </text:list-item>
          </text:list>
        </text:list-item>
      </text:list>
      <text:p text:style-name="P81"/>
      <text:p text:style-name="P4">Manipulando Flex Items</text:p>
      <text:list xml:id="list73526988325058" text:continue-list="list73525631821774" text:style-name="L31">
        <text:list-item>
          <text:p text:style-name="P318">Primeiramente veremos as 3 principais funcionalidades do flex-item.</text:p>
          <text:list>
            <text:list-item>
              <text:p text:style-name="P369"><text:span text:style-name="T189">f</text:span>lex-basis –<text:span text:style-name="T147"> </text:span><text:span text:style-name="T152">Como o nome diz, ele da a base ao item, com o valor em pixel ele da a base para a largura de cada item.</text:span></text:p>
            </text:list-item>
            <text:list-item>
              <text:p text:style-name="P394"><text:span text:style-name="T77">f</text:span><text:span text:style-name="T76">lex-grow – </text:span><text:span text:style-name="T43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394"><text:span text:style-name="T77">f</text:span><text:span text:style-name="T76">lex-shrink –</text:span><text:span text:style-name="T42"> </text:span><text:span text:style-name="T43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435"><text:span text:style-name="T43">L</text:span><text:span text:style-name="T28">embrando que se tiver com o </text:span><text:span text:style-name="T68">flex-wrap </text:span><text:span text:style-name="T28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371"><text:span text:style-name="T186">flex</text:span><text:span text:style-name="T151"> – </text:span><text:span text:style-name="T152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80"/>
      <text:list xml:id="list73526699768186" text:continue-numbering="true" text:style-name="L31">
        <text:list-item>
          <text:p text:style-name="P372"><text:span text:style-name="T152">E</text:span><text:span text:style-name="T147">ntendendo o </text:span>order <text:span text:style-name="T147">como o próprio nome já diz, ele vai manipular a ordem dos nossos elementos, ou seja:</text:span></text:p>
          <text:list>
            <text:list-item>
              <text:p text:style-name="P323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82"/>
      <text:list xml:id="list73525537509622" text:continue-numbering="true" text:style-name="L31">
        <text:list-item>
          <text:p text:style-name="P395"><text:span text:style-name="T50">E</text:span><text:span text:style-name="T51">ntendendo o </text:span><text:span text:style-name="T82">align-self</text:span><text:span text:style-name="T52"> como o próprio nome diz, ele é um alinhamento próprio, porém é um elemento próprio na vertical, importante ressaltar isso. </text:span></text:p>
          <text:list>
            <text:list-item>
              <text:p text:style-name="P395"><text:span text:style-name="T52">Vale dizer também que se o</text:span><text:span text:style-name="T108"> flex-direction</text:span><text:span text:style-name="T52"> estiver como</text:span><text:span text:style-name="T108"> column</text:span><text:span text:style-name="T102"> </text:span><text:span text:style-name="T52">então ele alinhará horizontalmente</text:span><text:span text:style-name="T109">.</text:span></text:p>
            </text:list-item>
          </text:list>
        </text:list-item>
      </text:list>
      <text:p text:style-name="P116"/>
      <text:p text:style-name="P5"><text:soft-page-break/><text:span text:style-name="T190">A</text:span>presentando exercício de Flexbox</text:p>
      <text:p text:style-name="P117"><text:span text:style-name="T52">S</text:span><text:span text:style-name="T53">erá um exercício geral com tudo que vimos em </text:span><text:span text:style-name="T83">Flex Container e Flex Items</text:span><text:span text:style-name="T53"> será um layout de e-commerce simples, parecido com a organização dos elementos do YouTube.</text:span></text:p>
      <text:p text:style-name="P83"/>
      <text:list xml:id="list3772618179" text:style-name="L37">
        <text:list-item>
          <text:p text:style-name="P436"><text:span text:style-name="T44">Vamos criar um </text:span><text:span text:style-name="T78">header;</text:span></text:p>
        </text:list-item>
        <text:list-item>
          <text:p text:style-name="P421"><text:span text:style-name="T96">Criar um </text:span><text:span text:style-name="T78">footer;</text:span></text:p>
        </text:list-item>
        <text:list-item>
          <text:p text:style-name="P324">Entre eles criaremos 6 items;</text:p>
        </text:list-item>
        <text:list-item>
          <text:p text:style-name="P324">Com espaçamentos entre eles;</text:p>
        </text:list-item>
        <text:list-item>
          <text:p text:style-name="P324">Centralizados;</text:p>
        </text:list-item>
        <text:list-item>
          <text:p text:style-name="P324">Com responsividade, para que quando diminua a tela, os itens quebre para um abaixo do outro, como no YouTube mesmo.</text:p>
        </text:list-item>
        <text:list-item>
          <text:p text:style-name="P325">Caso queira pode colocar tamanho fixo no container para ficar sempre com 3 items por fileira.</text:p>
        </text:list-item>
      </text:list>
      <text:p text:style-name="P84"/>
      <text:p text:style-name="P139"><text:span text:style-name="T141">07</text:span><text:span text:style-name="T132">/</text:span><text:span text:style-name="T139">10</text:span><text:span text:style-name="T132">/2022 </text:span><text:span text:style-name="T141">sexta</text:span><text:span text:style-name="T133">-feira</text:span></text:p>
      <text:p text:style-name="P38"/>
      <text:p text:style-name="P38"/>
      <text:p text:style-name="P182">Visão geral sobre Grid</text:p>
      <text:p text:style-name="P166"/>
      <text:list xml:id="list73527114081371" text:continue-list="list73525537509622" text:style-name="L31">
        <text:list-item>
          <text:p text:style-name="P364"><text:span text:style-name="T191">I</text:span>ntrodução</text:p>
          <text:list>
            <text:list-item>
              <text:p text:style-name="P396"><text:span text:style-name="T54">Assim como o </text:span><text:span text:style-name="T84">Flexbox </text:span><text:span text:style-name="T54">o </text:span><text:span text:style-name="T84">Grid </text:span><text:span text:style-name="T54">é um organizador, com ele nós teremos uma divisão entre linhas e colunas, porém diferente da divisão de linhas e colunas que temos com o Flexbox. No </text:span><text:span text:style-name="T84">Grid</text:span><text:span text:style-name="T54"> acaba sendo muito mais específico e organizado.</text:span></text:p>
            </text:list-item>
            <text:list-item>
              <text:p text:style-name="P326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437"><text:span text:style-name="T44">Utilizamos ele em momento que queremos uma divisão de linhas e colunas, por exemplo você quer uma página igual da ilustração, com um conteúdo principal e um sidebar, podemos usar o </text:span><text:span text:style-name="T78">Grid </text:span><text:span text:style-name="T44">para posicionarmos.</text:span></text:p>
            </text:list-item>
          </text:list>
        </text:list-item>
      </text:list>
      <text:p text:style-name="P85"/>
      <text:p text:style-name="P85"><draw:frame draw:style-name="fr1" draw:name="Figura9" text:anchor-type="char" svg:x="3.284cm" svg:y="0.072cm" svg:width="10.721cm" svg:height="5.149cm" draw:z-index="44"><draw:image xlink:href="Pictures/10000201000005560000029034C9914761B7CEC9.png" xlink:type="simple" xlink:show="embed" xlink:actuate="onLoad" loext:mime-type="image/png"/></draw:frame><text:soft-page-break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6">Modificando Layout</text:p>
      <text:list xml:id="list686424301" text:style-name="L38">
        <text:list-item>
          <text:p text:style-name="P438"><text:span text:style-name="T54">A</text:span><text:span text:style-name="T44">ula para modificar o layout de estudos.</text:span></text:p>
        </text:list-item>
      </text:list>
      <text:p text:style-name="P87"/>
      <text:p text:style-name="P140"><text:span text:style-name="T119">10</text:span><text:span text:style-name="T120">/</text:span><text:span text:style-name="T121">10</text:span><text:span text:style-name="T120">/2022 </text:span><text:span text:style-name="T119">segunda</text:span><text:span text:style-name="T122">-feira</text:span></text:p>
      <text:p text:style-name="P7">Manipulando CSS Grid</text:p>
      <text:list xml:id="list48305135" text:style-name="L39">
        <text:list-item>
          <text:p text:style-name="P399"><text:span text:style-name="T55">N</text:span><text:span text:style-name="T56">esta aula faremos todas manipulações que temos disponíveis para o </text:span><text:span text:style-name="T85">Grid Container. </text:span><text:span text:style-name="T56">Como fizemos no Flex Box.</text:span></text:p>
        </text:list-item>
        <text:list-item>
          <text:p text:style-name="P327">Bora para o VS-Code */</text:p>
          <text:list>
            <text:list-item>
              <text:p text:style-name="P439"><text:span text:style-name="T44">Para definirmos um grid, basta colocar no container </text:span><text:span text:style-name="T78">display: grid;</text:span></text:p>
            </text:list-item>
            <text:list-item>
              <text:p text:style-name="P328">Ao fazer isso o layout ocupa toda viewport;</text:p>
            </text:list-item>
            <text:list-item>
              <text:p text:style-name="P422"><text:span text:style-name="T96">Após isso faremos a definição das colunas do grid, usando o </text:span><text:span text:style-name="T78">grid-template-columns </text:span><text:span text:style-name="T96">ele que faz com que tenhamos as colunas.</text:span></text:p>
              <text:list>
                <text:list-item>
                  <text:p text:style-name="P344">Em valores utilizamos porcentagens, e dependendo de quantos colocarmos ele criará de coluna.</text:p>
                </text:list-item>
                <text:list-item>
                  <text:p text:style-name="P428"><text:span text:style-name="T94">Importante usarmos sempre porcentagens ou frames, pois pixel não utilizaremos pelo fato dele não ser responsivo. Isso não só para o </text:span><text:span text:style-name="T68">Grid</text:span><text:span text:style-name="T94"> sempre que pudermos usar unidades de medidas responsivas será melhor!</text:span></text:p>
                </text:list-item>
              </text:list>
            </text:list-item>
            <text:list-item>
              <text:p text:style-name="P373">Frame, o que é?</text:p>
              <text:list>
                <text:list-item>
                  <text:p text:style-name="P429"><text:span text:style-name="T94">Ele é um pedaço da tela que daremos para aquele item, tiraremos as porcentagens anteriormente adicionadas e colocaremos </text:span><text:span text:style-name="T68">grid-template-columns: 1fr 2fr 1fr;</text:span></text:p>
                </text:list-item>
                <text:list-item>
                  <text:p text:style-name="P328">Se colocarmos tudo igual em frames, notaremos que todos nossos itens ocupam o mesmo tamanho de espaço.</text:p>
                </text:list-item>
                <text:list-item>
                  <text:p text:style-name="P429"><text:span text:style-name="T94">Existe outra forma também de encurtar esse código que é com </text:span><text:span text:style-name="T68">repeat, </text:span><text:span text:style-name="T94">que seria um shorthand dos frames.</text:span></text:p>
                </text:list-item>
              </text:list>
            </text:list-item>
            <text:list-item>
              <text:p text:style-name="P429"><text:soft-page-break/><text:span text:style-name="T94">Utilizando o valor </text:span><text:span text:style-name="T68">repeat (3, 1fr); </text:span><text:span text:style-name="T94">você indica para no navegador que você quer </text:span><text:span text:style-name="T68">3 colunas de 1fr.</text:span></text:p>
              <text:list>
                <text:list-item>
                  <text:p text:style-name="P430"><text:span text:style-name="T94">Então nosso grid ficou assim: </text:span><text:span text:style-name="T93">grid-template-columns: repeat (3,1fr);</text:span></text:p>
                </text:list-item>
                <text:list-item>
                  <text:p text:style-name="P329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374">Entendendo o GAP:</text:p>
          <text:list>
            <text:list-item>
              <text:p text:style-name="P430"><text:span text:style-name="T94">O gap como já vimos em Flex Box, é literalmente a mesma coisa para o </text:span><text:span text:style-name="T68">Grid. </text:span><text:span text:style-name="T94">Inclusive a sintaxe.</text:span></text:p>
            </text:list-item>
            <text:list-item>
              <text:p text:style-name="P430"><text:span text:style-name="T94">Observe que usamos o </text:span><text:span text:style-name="T68">gap</text:span><text:span text:style-name="T94"> geral, pois a partir daqui usaremos sempre </text:span><text:span text:style-name="T68">shorthands </text:span><text:span text:style-name="T94">e </text:span><text:span text:style-name="T68">unidades de medidas responsivas.</text:span></text:p>
              <text:list>
                <text:list-item>
                  <text:p text:style-name="P329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374">Grid-template-rows</text:p>
          <text:list>
            <text:list-item>
              <text:p text:style-name="P400"><text:span text:style-name="T57">Como já vimos em relação as colunas, agora veremos em relação a linhas com o </text:span><text:span text:style-name="T86">grid-template-rows</text:span><text:span text:style-name="T57">, a lógica é a mesma que explicada em colunas, com as unidades de metida e etecéteras.</text:span></text:p>
            </text:list-item>
            <text:list-item>
              <text:p text:style-name="P440"><text:span text:style-name="T44">Incluindo o </text:span><text:span text:style-name="T78">shorthand </text:span><text:span text:style-name="T44">com o </text:span><text:span text:style-name="T78">repeat</text:span><text:span text:style-name="T44"> também é usado em </text:span><text:span text:style-name="T78">row.</text:span></text:p>
            </text:list-item>
          </text:list>
        </text:list-item>
      </text:list>
      <text:p text:style-name="P88"/>
      <text:list xml:id="list73525799810191" text:continue-numbering="true" text:style-name="L39">
        <text:list-item>
          <text:p text:style-name="P374">Grid-auto-rows</text:p>
          <text:list>
            <text:list-item>
              <text:p text:style-name="P400"><text:span text:style-name="T58">Se utilizarmos </text:span><text:span text:style-name="T57">pixel como unidade de medida no </text:span><text:span text:style-name="T86">auto-rows </text:span><text:span text:style-name="T58">notaremos que quando o conteúdo dentro dele for extenso demais ele transbordará.</text:span></text:p>
            </text:list-item>
            <text:list-item>
              <text:p text:style-name="P441"><text:span text:style-name="T44">Para isso utilizaremos uma funcionalidade chamada de </text:span><text:span text:style-name="T78">minmax() </text:span><text:span text:style-name="T44">como o próprio nome já sugere, trabalharemos com tamanhos mínimos e máximos. A sintaxe é a seguinte: </text:span><text:span text:style-name="T78">grid-auto-rows: minmax(210px, 100%)</text:span><text:span text:style-name="T44"> o primeiro valor é o mínimo e o segundo é o máximo. Fazendo com que o layout fique mais responsivo, parecido com o media query, só que é uma funcionalidade nativa do</text:span><text:span text:style-name="T78"> Grid.</text:span></text:p>
              <text:list>
                <text:list-item>
                  <text:p text:style-name="P441"><text:span text:style-name="T44">Quando ele chegar no mínimo não diminuirá mais e o scroll será ativado. Não necessariamente o segundo valor (máximo) tem que ser em porcentagem, podemos usar os pixels também.</text:span><text:span text:style-name="T78"> </text:span></text:p>
                </text:list-item>
              </text:list>
            </text:list-item>
          </text:list>
        </text:list-item>
      </text:list>
      <text:p text:style-name="P213"/>
      <text:p text:style-name="P44"/>
      <text:p text:style-name="P44"/>
      <text:p text:style-name="P44"/>
      <text:p text:style-name="P44"/>
      <text:p text:style-name="P44"/>
      <text:p text:style-name="P8"><text:soft-page-break/>Exercício de fixação #2</text:p>
      <text:list xml:id="list1426194360" text:style-name="L40">
        <text:list-item>
          <text:p text:style-name="P330">Nessa aula faremos o exercício proposto pelo professor!</text:p>
          <text:list>
            <text:list-item>
              <text:p text:style-name="P331">DICA: No <text:span text:style-name="T159">grid-auto-rows </text:span>também colocamos valor auto, para que ele acompanhe o tamanho conforme o conteúdo nele contido.</text:p>
            </text:list-item>
          </text:list>
        </text:list-item>
      </text:list>
      <text:p text:style-name="P86"/>
      <text:p text:style-name="P9">Manipulando linhas e colunas</text:p>
      <text:list xml:id="list1979354967" text:style-name="L41">
        <text:list-item>
          <text:p text:style-name="P332">Primeira coisa que faremos no nosso layout de estudos é manipular o HTML, adicionando em cada <text:span text:style-name="T180">div</text:span> mais uma classe.</text:p>
        </text:list-item>
        <text:list-item>
          <text:p text:style-name="P332">Criaremos mais 3 divs para totalizarem 9.</text:p>
        </text:list-item>
        <text:list-item>
          <text:p text:style-name="P375">Entendendo grid-column:</text:p>
          <text:list>
            <text:list-item>
              <text:p text:style-name="P333">Essa funcionalidade basicamente fará com que definamos o tamanho da coluna. Sintaxe dela é <text:span text:style-name="T159">grid-column:1/4;</text:span></text:p>
              <text:list>
                <text:list-item>
                  <text:p text:style-name="P333">Ele conta e puxa o item de acordo com as linhas, fazendo com que o elemento expanda contando sempre começo e final de cada coluna.</text:p>
                </text:list-item>
                <text:list-item>
                  <text:p text:style-name="P333">Da mesma forma funciona se alterarmos o primeiro valor, passando para o navegador por exemplo que você quer que tal item comece aonde termina a coluna 2 e vá até a 4. sintaxe fica assim: <text:span text:style-name="T159">grid-column:2/4;</text:span></text:p>
                  <text:p text:style-name="P375"/>
                </text:list-item>
              </text:list>
            </text:list-item>
          </text:list>
        </text:list-item>
        <text:list-item>
          <text:p text:style-name="P401"><text:span text:style-name="T87">Entendendo grid-</text:span><text:span text:style-name="T88">row</text:span><text:span text:style-name="T87">:</text:span></text:p>
          <text:list>
            <text:list-item>
              <text:p text:style-name="P423"><text:span text:style-name="T97">E</text:span><text:span text:style-name="T96">le é basicamente irmão do </text:span><text:span text:style-name="T78">grid-column, </text:span><text:span text:style-name="T96">pois ele irá alterar de maneira bem parecida só que nas linhas.</text:span></text:p>
              <text:list>
                <text:list-item>
                  <text:p text:style-name="P424"><text:span text:style-name="T96">Os espaços de linha são de acordo com o frame que temos no </text:span><text:span text:style-name="T78">grid-template-columns.</text:span></text:p>
                </text:list-item>
                <text:list-item>
                  <text:p text:style-name="P334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89"/>
      <text:p text:style-name="P90">Em caso de dúvidas é sempre bom olhar na documentação, que estará disposta como link abaixo:</text:p>
      <text:p text:style-name="P118"><text:a xlink:type="simple" xlink:href="https://developer.mozilla.org/en-US/docs/Web/CSS/grid" text:style-name="Internet_20_link" text:visited-style-name="Visited_20_Internet_20_Link"><text:span text:style-name="T25">Documentação Grid Layout Mozilla</text:span></text:a></text:p>
      <text:p text:style-name="P160"/>
      <text:list xml:id="list2789574927" text:style-name="L42">
        <text:list-item>
          <text:p text:style-name="P383"><text:span text:style-name="T194">A</text:span><text:span text:style-name="T193">gora usaremos o grid-template-areas.</text:span></text:p>
          <text:list>
            <text:list-item>
              <text:p text:style-name="P384"><text:span text:style-name="T193">Ele é uma forma de simplificar o código, como um shorthand de </text:span><text:span text:style-name="T192">grid-column </text:span><text:span text:style-name="T193">e </text:span><text:span text:style-name="T192">grid-row.</text:span></text:p>
            </text:list-item>
            <text:list-item>
              <text:p text:style-name="P335">Sua sintaxe é basicamente essa:</text:p>
              <text:list>
                <text:list-item>
                  <text:p text:style-name="P376">grid-template-areas: “item1 item1 item1”;</text:p>
                </text:list-item>
              </text:list>
            </text:list-item>
            <text:list-item>
              <text:p text:style-name="P335">No nosso código vamos colocá-lo no container.</text:p>
            </text:list-item>
          </text:list>
        </text:list-item>
        <text:list-item>
          <text:p text:style-name="P384"><text:soft-page-break/><text:span text:style-name="T193">Ele é como um objeto, você colocar todas especificações desejadas e chama essa “função” diretamente na classe. </text:span><text:span text:style-name="T195">Veja abaixo:</text:span></text:p>
        </text:list-item>
      </text:list>
      <text:p text:style-name="P91"><draw:frame draw:style-name="fr1" draw:name="Figura10" text:anchor-type="char" svg:x="0.7cm" svg:y="0.243cm" svg:width="7.186cm" svg:height="6.473cm" draw:z-index="45"><draw:image xlink:href="Pictures/100002010000018900000162E4A0BAB5FE8506DE.png" xlink:type="simple" xlink:show="embed" xlink:actuate="onLoad" loext:mime-type="image/png"/></draw:frame></text:p>
      <text:p text:style-name="P119"><text:span text:style-name="T59"><text:s/></text:span><text:span text:style-name="T196">Neste caso usamos 3 vezes o item um para indicar que queremos que ele ocupe todas as colunas que designamos no </text:span><text:span text:style-name="T197">grid-template-columns </text:span><text:span text:style-name="T196">que no nosso caso é 3fr, se fosse mais bastaria adicionais mais vezes ele se repetindo!</text:span></text:p>
      <text:p text:style-name="P214"/>
      <text:p text:style-name="P214"/>
      <text:p text:style-name="P214"/>
      <text:p text:style-name="P214"/>
      <text:p text:style-name="P214"/>
      <text:p text:style-name="P214"/>
      <text:list xml:id="list472406427" text:style-name="L43">
        <text:list-item>
          <text:p text:style-name="P402"><text:span text:style-name="T59">B</text:span><text:span text:style-name="T60">asicamente nos desenharemos o layout em forma de texto acompanhe as imagens e tenta encaixar a figura nas linhas de código, na sua cabeça mesmo:</text:span></text:p>
        </text:list-item>
      </text:list>
      <text:p text:style-name="P92"><draw:frame draw:style-name="fr1" draw:name="Figura12" text:anchor-type="char" svg:x="3.186cm" svg:y="0.376cm" svg:width="5.636cm" svg:height="9.079cm" draw:z-index="47"><draw:image xlink:href="Pictures/10000201000000D5000000E10989BA81496610E0.png" xlink:type="simple" xlink:show="embed" xlink:actuate="onLoad" loext:mime-type="image/png"/></draw:frame></text:p>
      <text:p text:style-name="P92"/>
      <text:p text:style-name="P92"><draw:frame draw:style-name="fr1" draw:name="Figura11" text:anchor-type="char" svg:x="9.754cm" svg:y="0.049cm" svg:width="5.472cm" svg:height="8.283cm" draw:z-index="46"><draw:image xlink:href="Pictures/10000201000001BC000002D66D3683504A5AEC41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list xml:id="list73526985631289" text:continue-numbering="true" text:style-name="L43">
        <text:list-item>
          <text:p text:style-name="P336">Note que seria a mesma coisa se juntássemos em bloco todos os items que tivessem o mesmo nome!</text:p>
        </text:list-item>
        <text:list-item>
          <text:p text:style-name="P442"><text:soft-page-break/><text:span text:style-name="T44">Porém em questão de responsividade, o </text:span><text:span text:style-name="T78">grid</text:span><text:span text:style-name="T44"> não é tão preciso e adáptavel como o </text:span><text:span text:style-name="T78">Flexbox, </text:span><text:span text:style-name="T44">usando o flex wrap por exemplo, logo teremos que trabalhar toda responsividade dele na mão.</text:span></text:p>
        </text:list-item>
      </text:list>
      <text:p text:style-name="P94"/>
      <text:p text:style-name="P10">Apresentando Exercício de Grid</text:p>
      <text:list xml:id="list2496309991" text:style-name="L44">
        <text:list-item>
          <text:p text:style-name="P337">Aula prática, criando o exercício de Grid Layout.</text:p>
        </text:list-item>
      </text:list>
      <text:p text:style-name="P93"/>
      <text:p text:style-name="P20"><text:span text:style-name="T176">Apresentando Exercício </text:span><text:span text:style-name="T177">Final de Flexbox + Grid</text:span></text:p>
      <text:list xml:id="list73527260086333" text:continue-numbering="true" text:style-name="L44">
        <text:list-item>
          <text:p text:style-name="P403"><text:span text:style-name="T61">Aula prática, criando o exercício </text:span><text:span text:style-name="T62">final</text:span><text:span text:style-name="T61">.</text:span></text:p>
        </text:list-item>
        <text:list-item>
          <text:p text:style-name="P419"><text:span text:style-name="T98">A</text:span><text:span text:style-name="T96">notações de revisões:</text:span></text:p>
          <text:list>
            <text:list-item>
              <text:p text:style-name="P425"><text:span text:style-name="T96">Rever o shorthand </text:span><text:span text:style-name="T78">flex;</text:span></text:p>
            </text:list-item>
          </text:list>
        </text:list-item>
      </text:list>
      <text:p text:style-name="P45"/>
      <text:p text:style-name="P141"><text:span text:style-name="T119">1</text:span><text:span text:style-name="T123">3</text:span><text:span text:style-name="T120">/</text:span><text:span text:style-name="T121">10</text:span><text:span text:style-name="T120">/2022 </text:span><text:span text:style-name="T123">quinta</text:span><text:span text:style-name="T122">-feira</text:span></text:p>
      <text:p text:style-name="P11">Finalização do módulo!!! <draw:frame draw:style-name="fr4" draw:name="Figura13" text:anchor-type="as-char" svg:width="0.529cm" svg:height="0.529cm" draw:z-index="11"><draw:image xlink:href="Pictures/1000020100000040000000404DF4EB71778D6DA9.png" xlink:type="simple" xlink:show="embed" xlink:actuate="onLoad" loext:mime-type="image/png"/><svg:title>metal</svg:title></draw:frame></text:p>
      <text:p text:style-name="P95">Finalizando o módulo, criado e corrigido os exercícios, e dado o push para o <text:span text:style-name="T159">GitHub.</text:span></text:p>
      <text:p text:style-name="P110"/>
      <text:p text:style-name="P142"><text:span text:style-name="T119">1</text:span><text:span text:style-name="T124">4</text:span><text:span text:style-name="T120">/</text:span><text:span text:style-name="T121">10</text:span><text:span text:style-name="T120">/2022 </text:span><text:span text:style-name="T124">sexta</text:span><text:span text:style-name="T122">-feira</text:span></text:p>
      <text:p text:style-name="P12">Módulo Sass</text:p>
      <text:list xml:id="list911667404" text:style-name="L45">
        <text:list-item>
          <text:p text:style-name="P377">Visão geral do módulo:</text:p>
          <text:list>
            <text:list-item>
              <text:p text:style-name="P338">O que precisaremos para fazer esse curso?</text:p>
              <text:list>
                <text:list-item>
                  <text:p text:style-name="P338">Primeiramente precisaremos de <text:span text:style-name="T159">Npm</text:span>;</text:p>
                </text:list-item>
                <text:list-item>
                  <text:p text:style-name="P404"><text:span text:style-name="T63">E também precisaremos de um certo conhecimento em </text:span><text:span text:style-name="T89">CSS</text:span><text:span text:style-name="T63">, sendo suficiente o que vimos até agora no curso.</text:span></text:p>
                </text:list-item>
              </text:list>
            </text:list-item>
            <text:list-item>
              <text:p text:style-name="P338">O que iremos aprender?</text:p>
              <text:list>
                <text:list-item>
                  <text:p text:style-name="P443"><text:span text:style-name="T44">Iremos aprender como usar as variáveis do </text:span><text:span text:style-name="T78">SASS;</text:span></text:p>
                </text:list-item>
                <text:list-item>
                  <text:p text:style-name="P338">O que é e como usar o nesting;</text:p>
                </text:list-item>
                <text:list-item>
                  <text:p text:style-name="P338">Organizar o código com imports;</text:p>
                </text:list-item>
                <text:list-item>
                  <text:p text:style-name="P338">Como melhorar o aproveitamento do código com mixin;</text:p>
                </text:list-item>
                <text:list-item>
                  <text:p text:style-name="P338">Como usar e aproveitar heranças / extend;</text:p>
                </text:list-item>
                <text:list-item>
                  <text:p text:style-name="P338">Como deixar o código mais limpo;</text:p>
                </text:list-item>
                <text:list-item>
                  <text:p text:style-name="P426"><text:span text:style-name="T96">O que são e como usar as funções </text:span><text:span text:style-name="T78">SASS;</text:span></text:p>
                </text:list-item>
                <text:list-item>
                  <text:p text:style-name="P338">Como otimizar o site com minify.</text:p>
                </text:list-item>
              </text:list>
            </text:list-item>
          </text:list>
        </text:list-item>
      </text:list>
      <text:p text:style-name="P97"/>
      <text:p text:style-name="P13"><text:soft-page-break/>O que é e como funciona o Sass</text:p>
      <text:p text:style-name="P98">Basicamente ele é uma ferramenta que usaremos principalmente para desenvolvimento de Front-End com o CSS.</text:p>
      <text:list xml:id="list3461719591" text:style-name="L46">
        <text:list-item>
          <text:p text:style-name="P382"><text:span text:style-name="T198">SASS é uma abreviação de </text:span><text:span text:style-name="T199">Syntactically Awesome StyleSheets </text:span><text:span text:style-name="T198">(Folha de estilo sintaticamente incrível);</text:span></text:p>
        </text:list-item>
        <text:list-item>
          <text:p text:style-name="P339">Ele é pré-processado, ou seja, não usamos diretamente o SASS, nós escrevemos o nosso código diretamente em SASS e posteriormente ele vira CSS;</text:p>
          <text:list>
            <text:list-item>
              <text:p text:style-name="P382"><text:span text:style-name="T198">Existem dois modelos de SASS, o </text:span><text:span text:style-name="T199">Sass </text:span><text:span text:style-name="T198">e o </text:span><text:span text:style-name="T199">Scss</text:span><text:span text:style-name="T198">.</text:span></text:p>
            </text:list-item>
          </text:list>
        </text:list-item>
        <text:list-item>
          <text:p text:style-name="P382"><text:span text:style-name="T198">Ele é algo que facilita muito a </text:span><text:span text:style-name="T199">organização</text:span><text:span text:style-name="T198"> do nosso código;</text:span></text:p>
          <text:list>
            <text:list-item>
              <text:p text:style-name="P339">Facilidades (variáveis, imports, funções);</text:p>
            </text:list-item>
          </text:list>
        </text:list-item>
        <text:list-item>
          <text:p text:style-name="P339">Processa o arquivo – através de uma linha de comando, no final obteremos o nosso CSS.</text:p>
        </text:list-item>
      </text:list>
      <text:p text:style-name="P98"/>
      <text:p text:style-name="P14">Instalando npm no Ubuntu</text:p>
      <text:list xml:id="list3203427637" text:style-name="L47">
        <text:list-item>
          <text:p text:style-name="P340">npm é um gerenciador de pacotes, através dele instalaremos coisas extremamente importantes tanto para Front, quanto para Back-End. Utilizaremos muito ele no decorrer de nossas carreiras.</text:p>
        </text:list-item>
      </text:list>
      <text:p text:style-name="P96"/>
      <text:p text:style-name="P15">Instalação e configuração do Sass</text:p>
      <text:list xml:id="list2808891735" text:style-name="L48">
        <text:list-item>
          <text:p text:style-name="P341">Aula em vídeo apenas para instalação e configuração do SASS.</text:p>
        </text:list-item>
        <text:list-item>
          <text:p text:style-name="P405"><text:span text:style-name="T64">Basicamente após a instalação do </text:span><text:span text:style-name="T110">nvm, node </text:span><text:span text:style-name="T64">criaremos uma pasta para instalarmos o </text:span><text:span text:style-name="T90">Sass</text:span><text:span text:style-name="T64"> de forma global e dentro dela criaremos um arquivo </text:span><text:span text:style-name="T90">index.html </text:span><text:span text:style-name="T64">para começarmos usar o Sass.</text:span></text:p>
        </text:list-item>
        <text:list-item>
          <text:p text:style-name="P444"><text:span text:style-name="T44">Após os passos acima, criaremos outra pasta com o nome </text:span><text:span text:style-name="T78">sass</text:span><text:span text:style-name="T44"> e dentro dela criaremos o arquivo </text:span><text:span text:style-name="T107">style.scss.</text:span></text:p>
        </text:list-item>
      </text:list>
      <text:p text:style-name="P106"/>
      <text:list xml:id="list73526373322856" text:continue-numbering="true" text:style-name="L48">
        <text:list-item>
          <text:p text:style-name="P342">Quando criamos o arquivo e definimos por exemplo o background, como no vídeo da aula, conseguimos processar este arquivo no node com alguns comandos que aprenderemos passo-a-passo no decorrer do curso e ele gerará o CSS para nós! Demais não é …</text:p>
          <text:list>
            <text:list-item>
              <text:p text:style-name="P445"><text:span text:style-name="T64">B</text:span><text:span text:style-name="T44">asicamente o comando é </text:span><text:span text:style-name="T107">sass - -watch </text:span><text:span text:style-name="T44">esse é o comando que passaremos para o node seguido das informações de pastas onde se encontra o arquivo a ser processado, por exemplo: </text:span><text:span text:style-name="T107">sass - -whatch sass/style.s</text:span><text:span text:style-name="T113">cs</text:span><text:span text:style-name="T107">s </text:span><text:span text:style-name="T44">e após isso criamos uma nova pasta com o código anterior seguido de dois pontos o nome </text:span><text:soft-page-break/><text:span text:style-name="T44">da pasta e o conteúdo ficando assim: <text:s/></text:span><text:span text:style-name="T107">sass - -whatch sass/style.s</text:span><text:span text:style-name="T113">c</text:span><text:span text:style-name="T107">ss:style/</text:span><text:span text:style-name="T111">style.</text:span><text:span text:style-name="T107">css</text:span></text:p>
            </text:list-item>
          </text:list>
        </text:list-item>
        <text:list-item>
          <text:p text:style-name="P446"><text:span text:style-name="T114">O comando sass - - watch faz com que ele comece a monitorar uma pasta que você deseja e após passar todos os parâmetros para o node, ele cria a pasta com o arquivo e tudo que colocamos no sass ele converte em código </text:span><text:span text:style-name="T115">CSS.</text:span></text:p>
        </text:list-item>
        <text:list-item>
          <text:p text:style-name="P379">Para facilitar instale no VS-Code a extensão SASS.</text:p>
        </text:list-item>
      </text:list>
      <text:p text:style-name="P46"/>
      <text:p text:style-name="P16">Entendendo variáveis com Sass</text:p>
      <text:p text:style-name="P202"><text:span text:style-name="T126">Nesta aula nós vamos aprender e entender como funciona e como usar as variáveis do </text:span><text:span text:style-name="T131">Sass.</text:span></text:p>
      <text:p text:style-name="P99">Maior parte desta aula é em vídeo e hands on.</text:p>
      <text:list xml:id="list1238679765" text:style-name="L49">
        <text:list-item>
          <text:p text:style-name="P343">$ - Usamos o cifrão para criar uma variável.</text:p>
        </text:list-item>
        <text:list-item>
          <text:p text:style-name="P343">Após este cifrão, colocamos o nome da variável.</text:p>
          <text:list>
            <text:list-item>
              <text:p text:style-name="P343">Criamos a variável e demos as características que queremos nela, após para usá-la basta seguir e colocar a variável no lugar da cor por exemplo.</text:p>
            </text:list-item>
          </text:list>
        </text:list-item>
      </text:list>
      <text:p text:style-name="P100"><draw:frame draw:style-name="fr1" draw:name="Figura14" text:anchor-type="char" svg:x="2.35cm" svg:y="0.536cm" svg:width="12.303cm" svg:height="4.815cm" draw:z-index="48"><draw:image xlink:href="Pictures/10000201000001D1000000B651803C70815DC761.png" xlink:type="simple" xlink:show="embed" xlink:actuate="onLoad" loext:mime-type="image/png"/></draw:frame></text:p>
      <text:p text:style-name="P112"/>
      <text:p text:style-name="P112"/>
      <text:p text:style-name="P112"/>
      <text:p text:style-name="P112"/>
      <text:p text:style-name="P112"/>
      <text:p text:style-name="P100"/>
      <text:p text:style-name="P100"/>
      <text:p text:style-name="P144"><text:span text:style-name="T119">1</text:span><text:span text:style-name="T125">7</text:span><text:span text:style-name="T120">/</text:span><text:span text:style-name="T121">10</text:span><text:span text:style-name="T120">/2022 </text:span><text:span text:style-name="T125">segunda</text:span><text:span text:style-name="T122">-feira</text:span></text:p>
      <text:p text:style-name="P19">O que é nesting e como usar</text:p>
      <text:p text:style-name="P101">O que é o Nesting?<draw:frame draw:style-name="fr1" draw:name="Figura15" text:anchor-type="char" svg:x="9.329cm" svg:y="0.402cm" svg:width="8.017cm" svg:height="3.955cm" draw:z-index="49"><draw:image xlink:href="Pictures/10000201000001B6000000D8ED003FFF1445BB18.png" xlink:type="simple" xlink:show="embed" xlink:actuate="onLoad" loext:mime-type="image/png"/></draw:frame></text:p>
      <text:p text:style-name="P101"><text:tab/>Quando você vai fazer o uso de </text:p>
      <text:p text:style-name="P101">nvm install 16.16.0 introduções no elemento, ou seja no CSS </text:p>
      <text:p text:style-name="P101">convencional nós usaríamos o tradicional </text:p>
      <text:p text:style-name="P101">nome da classe seguido dos parâmetros que </text:p>
      <text:p text:style-name="P101">gostaríamos de alterar, como na imagem:</text:p>
      <text:p text:style-name="P101"><text:soft-page-break/></text:p>
      <text:p text:style-name="P101">Com o <text:span text:style-name="T159">Nesting</text:span> conseguimos melhorar isso, evitando a reescritura de códigos apenas direcionando dentro da própria classe, como na imagem a seguir:</text:p>
      <text:p text:style-name="P101"/>
      <text:p text:style-name="P101"><draw:frame draw:style-name="fr3" draw:name="Figura16" text:anchor-type="char" svg:width="11.509cm" svg:height="6.244cm" draw:z-index="50"><draw:image xlink:href="Pictures/10000201000001B3000000EC845C51B736FD79D5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20"><text:span text:style-name="T65">Ou seja, independente dos elementos <text:tab/>que estiverem dentro dessa div, conseguimos otimizar a escrita de código no SASS com o </text:span><text:span text:style-name="T91">Nesting. </text:span><text:span text:style-name="T66">Isso é simplesmente fantástico para nós que queremos otimizar tempo, código e escrever menos linhas, é pra isso que serve o SASS.</text:span></text:p>
      <text:p text:style-name="P102"/>
      <text:p text:style-name="P121"><text:span text:style-name="T66">Agora vejamos como ele funcionaria em botões, por exemplo, digamos que queremos colocar um </text:span><text:span text:style-name="T112">hover</text:span><text:span text:style-name="T66"> no nosso botão. Basta então usarmos o </text:span><text:span text:style-name="T92">&amp; </text:span><text:span text:style-name="T66">seguido dos dois pontos e da palavra hover e dentro dele colocaremos os parâmetros que queremos, ainda </text:span><text:span text:style-name="T67">aninhado em button</text:span><text:span text:style-name="T66">, desta forma:</text:span></text:p>
      <text:p text:style-name="P121"><draw:frame draw:style-name="fr1" draw:name="Figura17" text:anchor-type="char" svg:x="0.093cm" svg:y="0.249cm" svg:width="7.184cm" svg:height="7.978cm" draw:z-index="51"><draw:image xlink:href="Pictures/10000201000001C5000001F715CBB81E3786EBF9.png" xlink:type="simple" xlink:show="embed" xlink:actuate="onLoad" loext:mime-type="image/png"/></draw:frame></text:p>
      <text:p text:style-name="P121"/>
      <text:p text:style-name="P121"><text:tab/><text:span text:style-name="T201">Ou seja, o </text:span><text:span text:style-name="T163">nesting</text:span><text:span text:style-name="T153"> consiste em não precisarmos reescrever classes, ids, ou tags para passar os parâmetros, basta escrever apenas uma vez a div que queremos pegar os elementos de dentro, e ir configurando conforme a necessidade. Isto faz com que organizemos melhor o nosso código.</text:span></text:p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><text:soft-page-break/></text:p>
      <text:p text:style-name="P17">Organizando o código com import</text:p>
      <text:p text:style-name="P215"><text:span text:style-name="T147">Primeiramente separamos por pastas para melhor organização dentro da pasta </text:span>Sass<text:span text:style-name="T147"> separamos por pasta de cores, home que dentro estarão arquivos </text:span>scss<text:span text:style-name="T147"> com valores a importar dentro do arquivo desejado.</text:span></text:p>
      <text:p text:style-name="P216"><text:span text:style-name="T147">Após criarmos todos nossos imports em arquivos separados, como se fosse um banco de dados de estilização, eles sempre serão carregados em nosso arquivo principal o </text:span>style.scss.<text:span text:style-name="T147"> </text:span><text:span text:style-name="T154">É aqui que ficará toda a organização do nosso site inteiro.</text:span></text:p>
      <text:p text:style-name="P217"><text:span text:style-name="T147">Atente-se pois existem hierarquias em folhas de estilo, por exemplo a nossa home tem carregada nossa primeira cor da pasta colors dentro do seu arquivo, logo, temos que colocar no documento principal como primeiro </text:span>import<text:span text:style-name="T147"> o arquivo da pasta </text:span>colors, <text:span text:style-name="T147">pois se for ao contrário o arquivo não irá carregar e as cores não serão acessadas. Isto serve para quaisquer variáveis.</text:span></text:p>
      <text:p text:style-name="P222"/>
      <text:p text:style-name="P122"><text:span text:style-name="T202">PS: Não se esqueça de colocar o arquivo Sass para ficar observando, no nosso terminal como explicamos na aula de </text:span><text:span text:style-name="T203">Instalação e configuração do Sass </text:span><text:s/></text:p>
      <text:p text:style-name="P122"/>
      <text:p text:style-name="P232">“Após essa aula testei algumas estilizações pessoais para incrementar mais meu código e fixar o conteúdo.”</text:p>
      <text:p text:style-name="P232"/>
      <text:p text:style-name="P18">Aproveitamento de código com mixin</text:p>
      <text:p text:style-name="P221">Nesta aula veremos como deixar o nosso código mais bem aproveitado, mais otimizado com o <text:span text:style-name="T159">mixin </text:span>isso não serve para todos os momentos lembrando de antemão. Isso vai depender de quando iremos utilizar o mixin.</text:p>
      <text:p text:style-name="P221"/>
      <text:p text:style-name="P218">PS: Mesmo o professor não usando os imports nesta aula eu decidi criar meus próprios imports para já ir treinando.</text:p>
      <text:p text:style-name="P218"/>
      <text:p text:style-name="P123"><text:span text:style-name="T204">Para criarmos o </text:span><text:span text:style-name="T206">mixin </text:span><text:span text:style-name="T204">é bem simples, primeiramente você tem que saber o que usará no mixin, nesta aula usaremos cor, font-size e font-family. O </text:span><text:span text:style-name="T206">mixin</text:span><text:span text:style-name="T204"> basicamente serve para que possamos mixar informações em um único bloco deixando elas muito mais simples de serem utilizadas. Então para criar você vai </text:span><text:span text:style-name="T205">colocar como o import na parte superior do documento principal o </text:span><text:span text:style-name="T207">@mixin</text:span><text:span text:style-name="T205"> seguido do nome que vamos dar ao nosso mixin e após colocaremos os parênteses como uma função em javascript, e dentro dela passaremos as variáveis. Desta forma:</text:span></text:p>
      <text:p text:style-name="P223"><draw:frame draw:style-name="fr1" draw:name="Figura18" text:anchor-type="char" svg:x="1.247cm" svg:y="0.321cm" svg:width="14.506cm" svg:height="1.93cm" draw:z-index="52"><draw:image xlink:href="Pictures/10000201000002BB0000005D2331F51CB7C53178.png" xlink:type="simple" xlink:show="embed" xlink:actuate="onLoad" loext:mime-type="image/png"/></draw:frame></text:p>
      <text:p text:style-name="P223"><text:soft-page-break/></text:p>
      <text:p text:style-name="P223">Dentro dos colchetes passaremos os nomes das variáveis e o valor exatamente assim:</text:p>
      <text:p text:style-name="P233">color: $color;</text:p>
      <text:p text:style-name="P235"><text:span text:style-name="T208">font-size:</text:span><text:span text:style-name="T209"> $font-size</text:span><text:span text:style-name="T208">;</text:span></text:p>
      <text:p text:style-name="P234">font-family: $font-family;</text:p>
      <text:p text:style-name="P234"/>
      <text:p text:style-name="P237"><text:span text:style-name="T208">E para usarmos o </text:span><text:span text:style-name="T210">mixin</text:span><text:span text:style-name="T208"> dentro do nosso código usaremos o </text:span><text:span text:style-name="T210">@include </text:span><text:span text:style-name="T208">seguido do nome do mixin.</text:span></text:p>
      <text:p text:style-name="P224"/>
      <text:p text:style-name="P143"><text:span text:style-name="T132">1</text:span><text:span text:style-name="T142">8</text:span><text:span text:style-name="T132">/</text:span><text:span text:style-name="T142">10</text:span><text:span text:style-name="T132">/2022 </text:span><text:span text:style-name="T142">terça</text:span><text:span text:style-name="T133">-feira</text:span></text:p>
      <text:p text:style-name="P128"/>
      <text:p text:style-name="P184"><text:span text:style-name="T223">Usar e aproveitar heranças/extends</text:span> </text:p>
      <text:p text:style-name="P196"><text:span text:style-name="T212">A herança é muito parecida com nesting só que usamos na sintaxe o </text:span><text:span text:style-name="T214">&amp;. </text:span><text:span text:style-name="T212">(E comercial seguido do ponto e o nome da outra classe).</text:span></text:p>
      <text:p text:style-name="P225"/>
      <text:p text:style-name="P219">PS: Lembrando que estou usando a técnica de imports e variáveis aprendidas nas aulas anteriores, porém o professor não fez desta forma para a aula não se estender muito.</text:p>
      <text:p text:style-name="P219"/>
      <text:p text:style-name="P203"><text:span text:style-name="T214">Já o extend funciona de maneira contrária, dentro da própria classe chamamos o elemento pai com o </text:span><text:span text:style-name="T215">@extend</text:span><text:span text:style-name="T214">. Desta maneira!</text:span></text:p>
      <text:p text:style-name="P226"><draw:frame draw:style-name="fr1" draw:name="Figura19" text:anchor-type="char" svg:x="5.801cm" svg:y="0.122cm" svg:width="11.113cm" svg:height="3.836cm" draw:z-index="53"><draw:image xlink:href="Pictures/10000201000001A4000000911E3802DE4A1861D3.png" xlink:type="simple" xlink:show="embed" xlink:actuate="onLoad" loext:mime-type="image/png"/></draw:frame></text:p>
      <text:p text:style-name="P205"><text:span text:style-name="T214">@extend .nome-da-classe</text:span><text:span text:style-name="T218"> </text:span></text:p>
      <text:p text:style-name="P227"/>
      <text:p text:style-name="P205"><text:span text:style-name="T218">Aqui nós pegamos as configurações da classe </text:span><text:span text:style-name="T219">btn </text:span><text:span text:style-name="T218">e extendemos ela para essa nova classe.</text:span></text:p>
      <text:p text:style-name="P227"/>
      <text:p text:style-name="P206"><text:span text:style-name="T218">A diferença entre eles é que em uma no html não temos a classe </text:span><text:span text:style-name="T219">btn</text:span><text:span text:style-name="T218"> então extendemos ela para o </text:span><text:span text:style-name="T219">extend. </text:span><text:span text:style-name="T218">Já na herança temos a classe btn e a codificamos através dos filhos como no </text:span><text:span text:style-name="T219">nesting.</text:span></text:p>
      <text:p text:style-name="P220"/>
      <text:p text:style-name="P197">Deixando o código mais limpo – Boas práticas</text:p>
      <text:p text:style-name="P228">Aula mais voltada a dar algumas dicas sobre como deixar o código mais limpo, as boas práticas da programação.</text:p>
      <text:p text:style-name="P228"/>
      <text:p text:style-name="P207"><text:soft-page-break/><text:span text:style-name="T218">Separando por pastas e arquivos específicos para cada parte da página, no </text:span><text:span text:style-name="T214">style.scss</text:span><text:span text:style-name="T218"> utilizamos apenas os </text:span><text:span text:style-name="T219">@import </text:span><text:span text:style-name="T218">para monitorar cada parte específica do site, fazendo com que fique mais limpo e mais claro quando precisarmos fazer manutenções na página.</text:span></text:p>
      <text:p text:style-name="P229"/>
      <text:p text:style-name="P145"><text:span text:style-name="T143">07</text:span><text:span text:style-name="T132">/</text:span><text:span text:style-name="T143">11</text:span><text:span text:style-name="T132">/2022 </text:span><text:span text:style-name="T143">segunda</text:span><text:span text:style-name="T133">-feira</text:span></text:p>
      <text:p text:style-name="P129"/>
      <text:p text:style-name="P198">Revisão da parte incial do Sass</text:p>
      <text:p text:style-name="P198"/>
      <text:p text:style-name="P145"><text:span text:style-name="T143">08</text:span><text:span text:style-name="T132">/</text:span><text:span text:style-name="T143">11</text:span><text:span text:style-name="T132">/2022 </text:span><text:span text:style-name="T143">terça</text:span><text:span text:style-name="T133">-feira</text:span></text:p>
      <text:p text:style-name="P129"/>
      <text:p text:style-name="P26"><text:span text:style-name="T174">O que </text:span><text:span text:style-name="T175">são e como usar as funções do Sass</text:span></text:p>
      <text:p text:style-name="P230">Aula prática com foco neste Sass: </text:p>
      <text:p text:style-name="P208"><text:a xlink:type="simple" xlink:href="https://www.w3schools.com/sass/sass_functions_string.php" text:style-name="Internet_20_link" text:visited-style-name="Visited_20_Internet_20_Link">https://www.w3schools.com/sass/sass_functions_string.php</text:a><text:span text:style-name="T218"> </text:span></text:p>
      <text:p text:style-name="P208"><text:span text:style-name="T218">Nesta aula por exemplo usaremos uma função de cor, que estará no link do W3C Schools, mais precisamente </text:span><text:span text:style-name="T219">Sass Manipulate Color Functions</text:span><text:span text:style-name="T218">.</text:span></text:p>
      <text:p text:style-name="P209"><text:span text:style-name="T218">A partir do </text:span><text:span text:style-name="T219">mix</text:span><text:span text:style-name="T218"> criamos e testamos algumas cores sua sintaxe é simples:</text:span></text:p>
      <text:p text:style-name="P231"/>
      <text:list xml:id="list2368262399" text:style-name="L50">
        <text:list-item>
          <text:p text:style-name="P406"><text:span text:style-name="T3">mix(</text:span><text:span text:style-name="Emphasis"><text:span text:style-name="T211">color1</text:span></text:span><text:span text:style-name="T3">, </text:span><text:span text:style-name="Emphasis"><text:span text:style-name="T211">color2</text:span></text:span><text:span text:style-name="T3">, </text:span><text:span text:style-name="Emphasis"><text:span text:style-name="T211">weight</text:span></text:span><text:span text:style-name="T3">) – </text:span><text:span text:style-name="T5">De forma bem intuitiva, onde a primeira declaração é a primeira cor e a segunda seria a segunda cor que queremos misturar, já na terceira declaração é o peso da mistura, ou seja, quanto queremos misturar as nossas cores, usando a </text:span><text:span text:style-name="T3">porcentagem</text:span><text:span text:style-name="T5"> quando pra baixo damos mais ênfase a segunda cor e mais alto à primeira.</text:span></text:p>
        </text:list-item>
      </text:list>
      <text:p text:style-name="P258"/>
      <text:list xml:id="list73525987676276" text:continue-numbering="true" text:style-name="L50">
        <text:list-item>
          <text:p text:style-name="P447"><text:span text:style-name="T5">A</text:span><text:span text:style-name="T4">gora na prática aprenderemos como criar nossa própria função.</text:span></text:p>
          <text:list>
            <text:list-item>
              <text:p text:style-name="P448">Para criarmos nossa própria função a sintaxe é:</text:p>
            </text:list-item>
          </text:list>
        </text:list-item>
      </text:list>
      <text:p text:style-name="P266"><text:tab/></text:p>
      <text:p text:style-name="P266"><draw:frame draw:style-name="fr2" draw:name="Figura20" text:anchor-type="char" svg:width="13.441cm" svg:height="4.457cm" draw:z-index="54"><draw:image xlink:href="Pictures/1000020100000234000000BB06C239FF6BF7361E.png" xlink:type="simple" xlink:show="embed" xlink:actuate="onLoad" loext:mime-type="image/png"/></draw:frame></text:p>
      <text:p text:style-name="P266"><text:s/></text:p>
      <text:p text:style-name="P259"/>
      <text:p text:style-name="P259"/>
      <text:p text:style-name="P260"/>
      <text:p text:style-name="P260"/>
      <text:p text:style-name="P260"/>
      <text:p text:style-name="P260"/>
      <text:p text:style-name="P260"/>
      <text:p text:style-name="P238"><text:soft-page-break/><text:span text:style-name="T8">Sempre com <text:s/>o </text:span><text:span text:style-name="T9">@ </text:span><text:span text:style-name="T8">na frente, porém o CSS não vai interpretar essa arroba, ela é específica do Sass, o CSS vai pegar apenas o resultado que o Sass vai passar pra ele.</text:span></text:p>
      <text:p text:style-name="P239"><text:span text:style-name="T8">Como na imagem usamos </text:span><text:span text:style-name="T9">$background-color </text:span><text:span text:style-name="T8">e passamos pra ele a seguinte função, se o background for escuro o texto terá uma cor, se for claro será outra. Assim como no JavaScript, usaremos as condicionais, só que no Sass sempre com o arroba.</text:span></text:p>
      <text:p text:style-name="P239"><text:span text:style-name="T8">No nosso </text:span><text:span text:style-name="T9">if </text:span><text:span text:style-name="T8">usamos a função pré definida chamada </text:span><text:span text:style-name="T2">lightness, </text:span><text:span text:style-name="T8">passando o parâmetro que se o background-color for maior que 50 (mais claro) retornaremos a cor </text:span><text:span text:style-name="T9">preta, </text:span><text:span text:style-name="T8">caso contrário retornará a cor </text:span><text:span text:style-name="T9">branca.</text:span></text:p>
      <text:p text:style-name="P240"><text:span text:style-name="T8">E para chamarmos essa função, basta usarmos o </text:span><text:span text:style-name="T9">@mixin, </text:span><text:span text:style-name="T8">onde dentro dos parênteses colocaremos uma cor usando uma variável, que será inserida no background.</text:span></text:p>
      <text:p text:style-name="P124"><text:span text:style-name="T6">Agora usaremos nossa classe, e nela faremos o include do mixin, onde dentro dos parênteses colocaremos a cor que definimos para nosso background. </text:span><text:span text:style-name="T7">E n o color-title temos que passar um argumento, que seria o nome da o que está dentro do mixin. </text:span></text:p>
      <text:p text:style-name="P261"><draw:frame draw:style-name="fr1" draw:name="Figura21" text:anchor-type="char" svg:x="1.715cm" svg:y="0.243cm" svg:width="13.573cm" svg:height="5.98cm" draw:z-index="55"><draw:image xlink:href="Pictures/1000020100000201000000E26B593FB29B4CF91A.png" xlink:type="simple" xlink:show="embed" xlink:actuate="onLoad" loext:mime-type="image/png"/></draw:frame></text:p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41"><text:span text:style-name="T7">A</text:span><text:span text:style-name="T4">prendemos a criar nossas próprias funções, mas isso raramente acontecerá, pois a maioria das coisas que quisermos criar ou já existe a função, ou podemos fazer de outra forma que se torna mais fácil, porém é necessário saber como as coisas funcionam.</text:span></text:p>
      <text:p text:style-name="P262"/>
      <text:p text:style-name="P242"><text:span text:style-name="T224">C</text:span>omo deixar o site mais rápido com minify</text:p>
      <text:p text:style-name="P243"><text:span text:style-name="T213">Nessa aula aprenderemos com funciona e como usar o </text:span><text:span text:style-name="T220">minify</text:span><text:span text:style-name="T213"> usaremos o arquivo da aula de </text:span><text:span text:style-name="T222">boas práticas. </text:span></text:p>
      <text:p text:style-name="P255"><text:span text:style-name="T220">Bom como sabemos o </text:span><text:span text:style-name="T216">Sass</text:span><text:span text:style-name="T220"> é algo pré-processado ele não é diretamente lido pelo navegador, o que é lido pelo navegador é o nosso CSS, logo tudo que criamos em Sass é transformado em CSS de uma forma mais organizada para nós e também deixando nosso CSS com menos linhas, para que o navegador possa interpretar melhor.</text:span></text:p>
      <text:p text:style-name="P263"/>
      <text:p text:style-name="P255"><text:soft-page-break/><text:span text:style-name="T220">Bom para poder deixar o CSS minificado é simples, batsta colocarmos o caminho sem o –</text:span><text:span text:style-name="T216">watch. </text:span><text:span text:style-name="T221">Porém no final do comando colocaremos –</text:span><text:span text:style-name="T217">style compressed. </text:span></text:p>
      <text:p text:style-name="P267">Dica: ctrl +j é o atalho pra abertura do terminal</text:p>
      <text:p text:style-name="P264">Fazendo isso todo nosso CSS vai ficar em apenas uma linha, para otimização do código em um site de 500 linhas por exemplo, ficará mais rápido.</text:p>
      <text:p text:style-name="P264"/>
      <text:p text:style-name="P244">O que você aprendeu e próximos passos</text:p>
      <text:p text:style-name="P265">Aula de conclusão, com dicas e próximos passos. </text:p>
      <text:p text:style-name="P265"/>
      <text:p text:style-name="P146"><text:span text:style-name="T143">0</text:span><text:span text:style-name="T144">9</text:span><text:span text:style-name="T132">/</text:span><text:span text:style-name="T143">11</text:span><text:span text:style-name="T132">/2022 </text:span><text:span text:style-name="T145">quarta</text:span><text:span text:style-name="T133">-feira</text:span></text:p>
      <text:p text:style-name="P130"/>
      <text:p text:style-name="P245"><text:span text:style-name="T224">M</text:span>ódulo Bootstrap</text:p>
      <text:list xml:id="list73527699074717" text:continue-list="list911667404" text:style-name="L45">
        <text:list-item>
          <text:p text:style-name="P378">Visão geral do módulo:</text:p>
          <text:list>
            <text:list-item>
              <text:p text:style-name="P449">Bem vindo ao módulo de Bootstrap;</text:p>
            </text:list-item>
            <text:list-item>
              <text:p text:style-name="P449">O que precisaremos para esse módulo;</text:p>
              <text:list>
                <text:list-item>
                  <text:p text:style-name="P449">Npm;</text:p>
                </text:list-item>
                <text:list-item>
                  <text:p text:style-name="P449">Conhecimentos em CSS;</text:p>
                </text:list-item>
                <text:list-item>
                  <text:p text:style-name="P449">Conhecimentos em Sass.</text:p>
                </text:list-item>
              </text:list>
            </text:list-item>
            <text:list-item>
              <text:p text:style-name="P449">O que iremos ver nesse módulo;</text:p>
              <text:list>
                <text:list-item>
                  <text:p text:style-name="P449">O que é Bootstrap e para que serve;</text:p>
                </text:list-item>
                <text:list-item>
                  <text:p text:style-name="P449">Como instalar e usar Bootstrap;</text:p>
                </text:list-item>
                <text:list-item>
                  <text:p text:style-name="P449">Textos no Bootstrap;</text:p>
                </text:list-item>
                <text:list-item>
                  <text:p text:style-name="P449">Usando botões de forma simples;</text:p>
                </text:list-item>
                <text:list-item>
                  <text:p text:style-name="P449">O que são e como usar os cards;</text:p>
                </text:list-item>
                <text:list-item>
                  <text:p text:style-name="P449">O que é e como podemos usar o grid;</text:p>
                  <text:list>
                    <text:list-item>
                      <text:p text:style-name="P450">Parte prática do grid.</text:p>
                    </text:list-item>
                  </text:list>
                </text:list-item>
                <text:list-item>
                  <text:p text:style-name="P450">Usando imagens de forma inteligente / utilidades extras;</text:p>
                </text:list-item>
                <text:list-item>
                  <text:p text:style-name="P450">Criando um formulário de maneira simples e prática;</text:p>
                </text:list-item>
                <text:list-item>
                  <text:p text:style-name="P450">Manipulando elementos Bootstrap com Sass;</text:p>
                </text:list-item>
                <text:list-item>
                  <text:p text:style-name="P450">Exercício – Criando nossa landing page;</text:p>
                </text:list-item>
                <text:list-item>
                  <text:p text:style-name="P450">Ícones gratuitos e estilizados do bootstrap;</text:p>
                </text:list-item>
                <text:list-item>
                  <text:p text:style-name="P450">Como usar avisos e alerts do bootstrap;</text:p>
                </text:list-item>
                <text:list-item>
                  <text:p text:style-name="P450">Como usar e manipular carrossel com o bootstrap;</text:p>
                </text:list-item>
                <text:list-item>
                  <text:p text:style-name="P450">O que é e como funciona o scrollspy;</text:p>
                </text:list-item>
                <text:list-item>
                  <text:p text:style-name="P450">Fazendo uma navbar com o bootstrap;</text:p>
                </text:list-item>
                <text:list-item>
                  <text:p text:style-name="P451">Ferramentas extras – Overview;</text:p>
                </text:list-item>
                <text:list-item>
                  <text:p text:style-name="P451">Biblioteca de animação de texto;</text:p>
                </text:list-item>
                <text:list-item>
                  <text:p text:style-name="P451"><text:soft-page-break/>Exercício – Página inspirada na página da spaceX;</text:p>
                </text:list-item>
                <text:list-item>
                  <text:p text:style-name="P451">O que aprendemos?</text:p>
                </text:list-item>
              </text:list>
            </text:list-item>
          </text:list>
        </text:list-item>
      </text:list>
      <text:p text:style-name="P268"/>
      <text:p text:style-name="P256"><text:span text:style-name="T225">O que é e como funciona </text:span>Bootstrap</text:p>
      <text:list xml:id="list1777055828" text:style-name="L51">
        <text:list-item>
          <text:p text:style-name="P452">Framework Front-End;</text:p>
        </text:list-item>
        <text:list-item>
          <text:p text:style-name="P452">Facilita e agiliza a criação da parte front-end;</text:p>
        </text:list-item>
        <text:list-item>
          <text:p text:style-name="P452">Ajuda na responsividade do site de maneira fácil, apenas com divs;</text:p>
        </text:list-item>
        <text:list-item>
          <text:p text:style-name="P452">Na versão atual totalmente customizável e simplificado;</text:p>
        </text:list-item>
        <text:list-item>
          <text:p text:style-name="P452">Compatível com uso de outros frameworks (Angular, VueJs, ReactJs);</text:p>
        </text:list-item>
      </text:list>
      <text:p text:style-name="P268"/>
      <text:p text:style-name="P257">Instalação e utilização dos primeiros elementos</text:p>
      <text:p text:style-name="P283"><text:span text:style-name="T10">Nessa aula aprenderemos como fazer a instalação do </text:span><text:span text:style-name="T12">Bootstrap</text:span><text:span text:style-name="T10">. </text:span><text:span text:style-name="T11">Para faze-la é bem simples na própria página da </text:span><text:span text:style-name="T13">OneBitCode</text:span><text:span text:style-name="T11"> tem uma documentação com os principais elementos do Bootstrap de forma muito simplificada, a outra maneira é o próprio site do </text:span><text:span text:style-name="T13">Bootstrap.</text:span></text:p>
      <text:list xml:id="list1464428993" text:style-name="L52">
        <text:list-item>
          <text:p text:style-name="P453">Temos a instalação via link (Instalação CSS):</text:p>
          <text:p text:style-name="P285"><text:span text:style-name="Source_20_Text"><text:span text:style-name="T18">&lt;</text:span></text:span><text:span text:style-name="Source_20_Text"><text:span text:style-name="T20">link</text:span></text:span><text:span text:style-name="Source_20_Text"><text:span text:style-name="T18"> href=</text:span></text:span><text:span text:style-name="Source_20_Text"><text:span text:style-name="T21">"https://cdn.jsdelivr.net/npm/bootstrap@5.1.3/dist/css/bootstrap.min.css"</text:span></text:span><text:span text:style-name="Source_20_Text"><text:span text:style-name="T18"> rel=</text:span></text:span><text:span text:style-name="Source_20_Text"><text:span text:style-name="T21">"stylesheet"</text:span></text:span><text:span text:style-name="Source_20_Text"><text:span text:style-name="T18"> integrity=</text:span></text:span><text:span text:style-name="Source_20_Text"><text:span text:style-name="T21">"sha384-1BmE4kWBq78iYhFldvKuhfTAU6auU8tT94WrHftjDbrCEXSU1oBoqyl2QvZ6jIW3"</text:span></text:span><text:span text:style-name="Source_20_Text"><text:span text:style-name="T18"> crossorigin=</text:span></text:span><text:span text:style-name="Source_20_Text"><text:span text:style-name="T21">"anonymous"</text:span></text:span><text:span text:style-name="Source_20_Text"><text:span text:style-name="T18">&gt;</text:span></text:span></text:p>
        </text:list-item>
      </text:list>
      <text:p text:style-name="P22"/>
      <text:list xml:id="list73526788156936" text:continue-numbering="true" text:style-name="L52">
        <text:list-item>
          <text:p text:style-name="P467">Instalação JS:</text:p>
          <text:p text:style-name="P286"><text:span text:style-name="Source_20_Text"><text:span text:style-name="T19">&lt;</text:span></text:span><text:span text:style-name="Source_20_Text"><text:span text:style-name="T22">script</text:span></text:span><text:span text:style-name="Source_20_Text"><text:span text:style-name="T19"> src=</text:span></text:span><text:span text:style-name="Source_20_Text"><text:span text:style-name="T23">"https://cdn.jsdelivr.net/npm/bootstrap@5.1.3/dist/js/bootstrap.bundle.min.js"</text:span></text:span><text:span text:style-name="Source_20_Text"><text:span text:style-name="T19"> integrity=</text:span></text:span><text:span text:style-name="Source_20_Text"><text:span text:style-name="T23">"sha384-ka7Sk0Gln4gmtz2MlQnikT1wXgYsOg+OMhuP+IlRH9sENBO0LRn5q+8nbTov4+1p"</text:span></text:span><text:span text:style-name="Source_20_Text"><text:span text:style-name="T19"> crossorigin=</text:span></text:span><text:span text:style-name="Source_20_Text"><text:span text:style-name="T23">"anonymous"</text:span></text:span><text:span text:style-name="Source_20_Text"><text:span text:style-name="T19">&gt;&lt;/</text:span></text:span><text:span text:style-name="Source_20_Text"><text:span text:style-name="T22">script</text:span></text:span><text:span text:style-name="Source_20_Text"><text:span text:style-name="T19">&gt; </text:span></text:span></text:p>
        </text:list-item>
      </text:list>
      <text:p text:style-name="P22"/>
      <text:list xml:id="list73526947089214" text:continue-numbering="true" text:style-name="L52">
        <text:list-item>
          <text:p text:style-name="P467">E também temos a instalação via node (npm) completa:</text:p>
          <text:p text:style-name="P286"><text:span text:style-name="Source_20_Text"><text:span text:style-name="T19">$ npm install bootstrap</text:span></text:span></text:p>
        </text:list-item>
      </text:list>
      <text:p text:style-name="P22"/>
      <text:list xml:id="list73527191504668" text:continue-numbering="true" text:style-name="L52">
        <text:list-item>
          <text:p text:style-name="P467">Como dito acima temos também a instalação via site oficial do bootstrap que é: </text:p>
          <text:p text:style-name="P468"><text:a xlink:type="simple" xlink:href="https://getbootstrap.com/" text:style-name="Internet_20_link" text:visited-style-name="Visited_20_Internet_20_Link"><text:span text:style-name="T200">https://getbootstrap.com/</text:span></text:a></text:p>
        </text:list-item>
      </text:list>
      <text:p text:style-name="P23">A princípio instalaremos via link no nosso HTML, a versão de instalação via NPM faremos na aula de Bootstrap com Sass.</text:p>
      <text:p text:style-name="P21"/>
      <text:p text:style-name="P246"><text:soft-page-break/>Tipografia</text:p>
      <text:p text:style-name="P269">Aula prática, para acompanhar melhor basta seguir o caminho: </text:p>
      <text:p text:style-name="P269"><text:a xlink:type="simple" xlink:href="https://bootstrapdoconebitcode.netlify.app/pages/1tipografia.html" text:style-name="Internet_20_link" text:visited-style-name="Visited_20_Internet_20_Link">https://bootstrapdoconebitcode.netlify.app/pages/1tipografia.html</text:a></text:p>
      <text:p text:style-name="P272">Veja também a documentação completa, e não se esqueça para cada tag depende do seu SEO para que fique mais bem colocado projeto nas pesquisas:</text:p>
      <text:p text:style-name="P272"><text:a xlink:type="simple" xlink:href="https://getbootstrap.com/docs/5.1/content/typography/" text:style-name="Internet_20_link" text:visited-style-name="Visited_20_Internet_20_Link">https://getbootstrap.com/docs/5.1/content/typography/</text:a></text:p>
      <text:p text:style-name="P272"/>
      <text:p text:style-name="P247">Botões</text:p>
      <text:p text:style-name="P270">Aula prática, para acompanhar melhor basta seguir o caminho: </text:p>
      <text:p text:style-name="P270"><text:a xlink:type="simple" xlink:href="https://bootstrapdoconebitcode.netlify.app/pages/2botões" text:style-name="Internet_20_link" text:visited-style-name="Visited_20_Internet_20_Link">https://bootstrapdoconebitcode.netlify.app/pages/2bot%C3%B5es</text:a></text:p>
      <text:p text:style-name="P270"/>
      <text:p text:style-name="P248">Cards</text:p>
      <text:p text:style-name="P271">Aula prática, para acompanhar melhor basta seguir o caminho: </text:p>
      <text:p text:style-name="P271"><text:a xlink:type="simple" xlink:href="https://bootstrapdoconebitcode.netlify.app/pages/3cards" text:style-name="Internet_20_link" text:visited-style-name="Visited_20_Internet_20_Link">https://bootstrapdoconebitcode.netlify.app/pages/3cards</text:a> </text:p>
      <text:p text:style-name="P271"/>
      <text:p text:style-name="P147"><text:span text:style-name="T145">10</text:span><text:span text:style-name="T132">/</text:span><text:span text:style-name="T143">11</text:span><text:span text:style-name="T132">/2022 </text:span><text:span text:style-name="T145">quinta</text:span><text:span text:style-name="T133">-feira</text:span></text:p>
      <text:p text:style-name="P131"/>
      <text:p text:style-name="P249">Explicando a teoria sobre Grid</text:p>
      <text:list xml:id="list110315019" text:style-name="L53">
        <text:list-item>
          <text:p text:style-name="P454">O que é e como podemos utilizar o <text:span text:style-name="T159">Grid</text:span>?</text:p>
          <text:list>
            <text:list-item>
              <text:p text:style-name="P454">O Grid é dividido por <text:span text:style-name="T180">divs</text:span> que tem linhas, colunas e <text:span text:style-name="T159">gutters.</text:span></text:p>
              <text:list>
                <text:list-item>
                  <text:p text:style-name="P454">Linhas: <text:span text:style-name="T226">Que comportará elementos, no exemplo que deixarei no final da aula você notará, como as 12 colunas do site.</text:span></text:p>
                </text:list-item>
                <text:list-item>
                  <text:p text:style-name="P455">Colunas: são divisões que temos e que podemos deixar o site organizado dentro delas.</text:p>
                </text:list-item>
                <text:list-item>
                  <text:p text:style-name="P455">Gutters: São as separações que tem por padrão entre cada coluna.</text:p>
                </text:list-item>
              </text:list>
            </text:list-item>
            <text:list-item>
              <text:p text:style-name="P455">Você pode deixar as colunas de forma automática, como é o caso dessas do exemplo, que elas ocupam o espaço que elas tem.</text:p>
            </text:list-item>
            <text:list-item>
              <text:p text:style-name="P455">Assim como você pode deixar um tamanho automático, também podemos deixar de tamanho fixo.</text:p>
              <text:list>
                <text:list-item>
                  <text:p text:style-name="P455">Dependendo do tamanho fixo da coluna do meio, sempre as laterais se adaptará a ela. Lembrando que <text:span text:style-name="T164">Grid é dividido sempre em 12 espaços disponíveis!</text:span></text:p>
                </text:list-item>
                <text:list-item>
                  <text:p text:style-name="P456">Para termos esse número fixado usamos sempre a classe seguida de númerais de 1 a 12, por exemplo: <text:span text:style-name="T178">col-5 ou col-6 </text:span>e assim até 12, tanto faz.</text:p>
                </text:list-item>
              </text:list>
            </text:list-item>
            <text:list-item>
              <text:p text:style-name="P455">No quarto exemplo temos <text:span text:style-name="T159">breakpoints, </text:span>que são pontos onde o elemento vira 100% para dispositivo móvel em determinado momento.</text:p>
              <text:list>
                <text:list-item>
                  <text:p text:style-name="P456"><text:soft-page-break/>Para criar os <text:span text:style-name="T159">brakpoints </text:span>fazemos com classes também, utilizando:</text:p>
                </text:list-item>
              </text:list>
            </text:list-item>
          </text:list>
        </text:list-item>
      </text:list>
      <text:p text:style-name="P274">col-sm, col-md, col-extra-large e por ai vai. Basta consultar a documentação oficial quando estiver codando.</text:p>
      <text:list xml:id="list73526745260595" text:continue-numbering="true" text:style-name="L53">
        <text:list-item>
          <text:list>
            <text:list-item>
              <text:p text:style-name="P455">E os sites atualmente são feitos com grid, são eles que fazem os sites serem 100% responsivos e organizados.</text:p>
            </text:list-item>
          </text:list>
        </text:list-item>
      </text:list>
      <text:p text:style-name="P274">Abaixo temos o link da aula da OneBitCode e da documentação do Grid Layout:</text:p>
      <text:p text:style-name="P274"><text:a xlink:type="simple" xlink:href="https://bootstrapdoconebitcode.netlify.app/pages/4grid" text:style-name="Internet_20_link" text:visited-style-name="Visited_20_Internet_20_Link">https://bootstrapdoconebitcode.netlify.app/pages/4grid</text:a></text:p>
      <text:p text:style-name="P274"><text:a xlink:type="simple" xlink:href="https://getbootstrap.com/docs/5.1/layout/grid/" text:style-name="Internet_20_link" text:visited-style-name="Visited_20_Internet_20_Link">https://getbootstrap.com/docs/5.1/layout/grid/</text:a> </text:p>
      <text:p text:style-name="P273"/>
      <text:p text:style-name="P250">Praticando com grid</text:p>
      <text:p text:style-name="P274">*Aula prática!!! HAND’S ON---</text:p>
      <text:p text:style-name="P274"/>
      <text:list xml:id="list177398771" text:style-name="L54">
        <text:list-item>
          <text:p text:style-name="P465"><text:span text:style-name="T15">C</text:span><text:span text:style-name="T14">aso queira colocar um padding no container basta adicionar a classe </text:span><text:span text:style-name="T16">pt-3 (pt seguido de um número)</text:span></text:p>
        </text:list-item>
        <text:list-item>
          <text:p text:style-name="P427"><text:span text:style-name="T17">Para manipularmos o Gutter, basta usarmos a classe </text:span><text:span text:style-name="T16">gx – para gutter vertical e gy – para gutter horizontal</text:span><text:span text:style-name="T17">, lembrando que o horizontal só funcionará caso tenha elementos abaixo, ou em breakpoints.</text:span></text:p>
        </text:list-item>
        <text:list-item>
          <text:p text:style-name="P427"><text:span text:style-name="T17">Lembre-se de consultar as classes para breakpoints, no início do nosso projeto usamos o large para telas grandes, com a classe </text:span><text:span text:style-name="T16">col-lg.</text:span></text:p>
        </text:list-item>
        <text:list-item>
          <text:p text:style-name="P457">Os breakpoints sempre quebram o conteúdo da direita para a esquerda.</text:p>
        </text:list-item>
        <text:list-item>
          <text:p text:style-name="P458">Se por um acaso criar um scroll horizontal, devido o container fluid, será porque o gutter está grande demais, neste caso não adianta tirar paddings e gutters, seria necessário diminuir o gutter, ou tirar o container fluid.</text:p>
        </text:list-item>
      </text:list>
      <text:p text:style-name="P276"/>
      <text:p text:style-name="P251">Imagens e Utilidades</text:p>
      <text:p text:style-name="P277">// <text:span text:style-name="T227">Aula prática explicando sobre as classes bootstrap para alinhamento e espaçamento, facilitando demais nosso trabalho!</text:span></text:p>
      <text:p text:style-name="P277"/>
      <text:list xml:id="list3650760818" text:style-name="L55">
        <text:list-item>
          <text:p text:style-name="P459">Usamos algumas classes específicas como:</text:p>
          <text:list>
            <text:list-item>
              <text:p text:style-name="P459">paddings gerais com os numerais de 1 a 5 – p-2 por exemplo;</text:p>
            </text:list-item>
            <text:list-item>
              <text:p text:style-name="P459">margins gerais com os numerais de 1 a 5 – m-2 por exemplo;</text:p>
            </text:list-item>
            <text:list-item>
              <text:p text:style-name="P459">paddings e margins nos eixos horizontais usando após a declaração a letra Y – py-4, my3;</text:p>
            </text:list-item>
            <text:list-item>
              <text:p text:style-name="P459">paddings e margins nos eixos verticais usando após a declaração a letra X – px-4, mx3;</text:p>
            </text:list-item>
          </text:list>
        </text:list-item>
        <text:list-item>
          <text:p text:style-name="P459">Usamos também os displays colocando apenas uma classe como:</text:p>
          <text:list>
            <text:list-item>
              <text:p text:style-name="P459">display: block – d-block;</text:p>
            </text:list-item>
            <text:list-item>
              <text:p text:style-name="P459"><text:soft-page-break/>display:flex – d-flex;</text:p>
            </text:list-item>
          </text:list>
        </text:list-item>
        <text:list-item>
          <text:p text:style-name="P466"><text:span text:style-name="T14">Lembrando que também usamos e conhecemos o </text:span><text:span text:style-name="T16">container-fluid </text:span><text:span text:style-name="T14">que da fluidez no nosso elemento fazendo com que ele fique mais responsivel.</text:span></text:p>
        </text:list-item>
      </text:list>
      <text:p text:style-name="P278"/>
      <text:p text:style-name="P252">Formulários</text:p>
      <text:p text:style-name="P275">*Aula prática!!! HAND’S ON--- <text:span text:style-name="T228">Lembrando sempre dentro da aula tem a documentação criada pela OneBitCode, porém é muito importante que olhemos e nos habituemos com a documentação oficial!</text:span></text:p>
      <text:p text:style-name="P275"/>
      <text:list xml:id="list2575082516" text:style-name="L56">
        <text:list-item>
          <text:p text:style-name="P460">Nesta aula aprendemos uma coisa simples de início, mas que eu não conhecia, ao invés de criar um &lt;style&gt; para colorir o background de preto por exemplo, basta adicionarmos uma classe <text:span text:style-name="T180">bg-dark</text:span> que a mágica acontece!</text:p>
          <text:list>
            <text:list-item>
              <text:p text:style-name="P461">Após o bg, basta colocar as mesmas especificações que temos nos botões que vimos no início do módulo por exemplo.</text:p>
            </text:list-item>
          </text:list>
        </text:list-item>
      </text:list>
      <text:p text:style-name="P280"/>
      <text:p text:style-name="P281"><text:span text:style-name="T145">1</text:span><text:span text:style-name="T146">6</text:span><text:span text:style-name="T132">/</text:span><text:span text:style-name="T143">11</text:span><text:span text:style-name="T132">/2022 </text:span><text:span text:style-name="T145">qu</text:span><text:span text:style-name="T146">arta</text:span><text:span text:style-name="T133">-feira</text:span></text:p>
      <text:p text:style-name="P253">Manipulando Bootstrap com Sass</text:p>
      <text:p text:style-name="P279">Aula prática!!!</text:p>
      <text:list xml:id="list808721047" text:style-name="L57">
        <text:list-item>
          <text:p text:style-name="P462">Nesta aula faremos a instalação do Bootstrap de forma diferente, não via link e sim via NPM.</text:p>
        </text:list-item>
        <text:list-item>
          <text:p text:style-name="P463">Para a instalação via NPM você precisará usar o seguinte comando no terminal:</text:p>
          <text:list>
            <text:list-item>
              <text:p text:style-name="P464">$ npm install bootstrap</text:p>
            </text:list-item>
          </text:list>
        </text:list-item>
      </text:list>
      <text:p text:style-name="P279"/>
      <text:p text:style-name="P148"><text:span text:style-name="T145">1</text:span><text:span text:style-name="T146">8</text:span><text:span text:style-name="T132">/</text:span><text:span text:style-name="T143">11</text:span><text:span text:style-name="T132">/2022 </text:span><text:span text:style-name="T146">sexta</text:span><text:span text:style-name="T133">-feira</text:span></text:p>
      <text:p text:style-name="P132"/>
      <text:p text:style-name="P254">Exercício prático: Criando uma Landing Page com Bootstrap</text:p>
      <text:p text:style-name="P282">Exercício prático!!!</text:p>
      <text:p text:style-name="P28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35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8T07:35:24.770571750</dc:date>
    <meta:editing-duration>P2DT10H32M22S</meta:editing-duration>
    <meta:editing-cycles>67</meta:editing-cycles>
    <meta:generator>LibreOffice/6.4.7.2$Linux_X86_64 LibreOffice_project/40$Build-2</meta:generator>
    <meta:document-statistic meta:table-count="0" meta:image-count="21" meta:object-count="0" meta:page-count="36" meta:paragraph-count="576" meta:word-count="7350" meta:character-count="42790" meta:non-whitespace-character-count="36290"/>
  </office:meta>
</office:document-meta>
</file>